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Normal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Symbol3" svg:font-family="Symbol" style:font-family-generic="roman" style:font-pitch="variable" style:font-charset="x-symbol"/>
    <style:font-face style:name="Symbol4" svg:font-family="Symbol" style:font-adornments="Norm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4" svg:font-family="Arial" style:font-family-generic="swiss"/>
    <style:font-face style:name="Arial5" svg:font-family="Arial" style:font-adornments="Normal" style:font-family-generic="swiss"/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marker-start="Arrow" draw:marker-start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svg:stroke-width="0cm" draw:fill="none" draw:textarea-vertical-align="middle" fo:padding-top="0.1cm" fo:padding-bottom="0.1cm" fo:padding-left="0.225cm" fo:padding-right="0.22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64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cm" draw:fill="none" draw:textarea-vertical-align="middle" fo:padding-top="0.1cm" fo:padding-bottom="0.1cm" fo:padding-left="0.225cm" fo:padding-right="0.225cm"/>
    </style:style>
    <style:style style:name="gr12" style:family="graphic" style:parent-style-name="objectwithoutfill">
      <style:graphic-properties draw:marker-start="Arrow" draw:marker-start-width="0.18cm" draw:marker-end-width="0.18cm"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linecap="round" draw:fill="none" draw:textarea-vertical-align="middle"/>
    </style:style>
    <style:style style:name="gr1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objectwithoutfill">
      <style:graphic-properties draw:stroke="dash" draw:stroke-dash="Fine_20_Dotted" svg:stroke-color="#666666" draw:fill="none" draw:textarea-vertical-align="middle"/>
    </style:style>
    <style:style style:name="gr18" style:family="graphic" style:parent-style-name="objectwithoutfill">
      <style:graphic-properties draw:marker-end="Arrowhead_20_1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.2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579cm"/>
    </style:style>
    <style:style style:name="gr2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0cm"/>
    </style:style>
    <style:style style:name="gr27" style:family="graphic" style:parent-style-name="objectwithoutfill">
      <style:graphic-properties draw:stroke="dash" draw:stroke-dash="Fine_20_Dashed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.1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.372cm"/>
    </style:style>
    <style:style style:name="gr30" style:family="graphic" style:parent-style-name="objectwithoutfill">
      <style:graphic-properties draw:marker-start="" draw:marker-start-width="0.3cm" draw:marker-end="Arrow_20_concave" draw:marker-end-width="0.25cm" draw:fill="none" draw:textarea-vertical-align="middle"/>
    </style:style>
    <style:style style:name="gr31" style:family="graphic" style:parent-style-name="objectwithoutfill">
      <style:graphic-properties draw:marker-start="Arrow" draw:marker-start-width="0.15cm" draw:marker-end="" draw:fill="none" draw:textarea-vertical-align="middle"/>
    </style:style>
    <style:style style:name="gr32" style:family="graphic" style:parent-style-name="objectwithoutfill">
      <style:graphic-properties draw:marker-start="" draw:marker-end="Arrowheads_20_2" draw:marker-end-width="0.2cm" draw:fill="none" draw:textarea-vertical-align="middle"/>
    </style:style>
    <style:style style:name="gr33" style:family="graphic" style:parent-style-name="objectwithoutfill">
      <style:graphic-properties draw:marker-start="Arrow" draw:marker-end="" draw:fill="none" draw:textarea-vertical-align="middle"/>
    </style:style>
    <style:style style:name="gr34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14pt" style:font-size-asian="14pt" style:font-size-complex="14pt" style:text-overline-style="solid" style:text-overline-width="auto" style:text-overline-color="font-color"/>
    </style:style>
    <style:style style:name="P8" style:family="paragraph">
      <style:text-properties fo:font-size="14pt" style:font-size-asian="14pt" style:font-size-complex="14pt" style:text-overline-style="none" style:text-overline-color="font-colo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-25% 58%"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Symbol2" fo:font-size="26pt" style:font-name-asian="Symbol2" style:font-size-asian="26pt" style:font-name-complex="Symbol2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text-position="-25% 58%" fo:font-size="12pt" style:font-size-asian="12pt" style:font-size-complex="12pt"/>
    </style:style>
    <style:style style:name="T9" style:family="text">
      <style:text-properties fo:font-size="14pt" style:font-size-asian="14pt" style:font-size-complex="14pt" style:text-overline-style="solid" style:text-overline-width="auto" style:text-overline-color="font-color"/>
    </style:style>
    <style:style style:name="T10" style:family="text">
      <style:text-properties fo:font-size="14pt" style:font-size-asian="14pt" style:font-size-complex="14pt" style:text-overline-style="none" style:text-overline-color="font-color"/>
    </style:style>
    <style:style style:name="T11" style:family="text">
      <style:text-properties style:text-position="-25% 58%"/>
    </style:style>
    <style:style style:name="T12" style:family="text">
      <style:text-properties style:text-position="-25% 58%" fo:font-size="16pt" style:font-size-asian="16pt" style:font-size-complex="16pt"/>
    </style:style>
    <style:style style:name="T13" style:family="text">
      <style:text-properties style:font-name="Symbol2" fo:font-size="16pt" style:font-name-asian="Symbol2" style:font-size-asian="16pt" style:font-name-complex="Symbol2" style:font-size-complex="16pt"/>
    </style:style>
    <style:style style:name="T14" style:family="text">
      <style:text-properties style:font-name="Arial3" fo:font-size="16pt" style:font-name-asian="Symbol2" style:font-size-asian="16pt" style:font-name-complex="Symbol2" style:font-size-complex="16pt"/>
    </style:style>
    <style:style style:name="T15" style:family="text">
      <style:text-properties style:font-name="Arial4" fo:font-size="16pt" style:font-name-asian="Symbol2" style:font-size-asian="16pt" style:font-name-complex="Symbol2" style:font-size-complex="16pt"/>
    </style:style>
    <style:style style:name="T16" style:family="text">
      <style:text-properties style:font-name="Arial5" fo:font-size="12pt" style:font-name-asian="Arial5" style:font-size-asian="12pt" style:font-name-complex="Arial5" style:font-size-complex="12pt"/>
    </style:style>
    <style:style style:name="T17" style:family="text">
      <style:text-properties style:text-position="sub 58%" fo:font-size="12pt" style:font-size-asian="12pt" style:font-size-complex="12pt"/>
    </style:style>
    <style:style style:name="T18" style:family="text">
      <style:text-properties style:font-name="Symbol4" fo:font-size="12pt" style:font-size-asian="12pt" style:font-size-complex="12pt"/>
    </style:style>
    <style:style style:name="T19" style:family="text">
      <style:text-properties style:text-position="0% 100%" fo:font-size="16pt" style:font-size-asian="16pt" style:font-size-complex="16pt"/>
    </style:style>
    <style:style style:name="T20" style:family="text">
      <style:text-properties style:text-position="sub 58%" fo:font-size="16pt" style:font-size-asian="16pt" style:font-size-complex="16pt"/>
    </style:style>
    <style:style style:name="T21" style:family="text">
      <style:text-properties style:text-position="sub 58%" fo:font-size="18pt" style:font-size-asian="18pt" style:font-size-complex="18pt"/>
    </style:style>
    <style:style style:name="T22" style:family="text">
      <style:text-properties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5cm" svg:height="2cm" svg:x="4cm" svg:y="4cm">
            <text:p text:style-name="P1">RA</text:p>
            <text:p text:style-name="P1"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8cm" svg:y1="5.4cm" svg:x2="7.2cm" svg:y2="5.4cm">
            <text:p text:style-name="P1"><text:span text:style-name="T1">( <text:s text:c="8"/>)</text:span></text:p>
          </draw:line>
          <draw:frame draw:style-name="gr3" draw:text-style-name="P3" draw:layer="layout" svg:width="2.483cm" svg:height="0.729cm" draw:transform="rotate (-1.5707963267949) translate (9.725cm 3.8cm)">
            <draw:text-box>
              <text:p><text:span text:style-name="T2">Reg. Desl.</text:span></text:p>
            </draw:text-box>
          </draw:frame>
          <draw:line draw:style-name="gr4" draw:text-style-name="P1" draw:layer="layout" svg:x1="4cm" svg:y1="4.4cm" svg:x2="4.25cm" svg:y2="4.55cm">
            <text:p/>
          </draw:line>
          <draw:line draw:style-name="gr4" draw:text-style-name="P1" draw:layer="layout" svg:x1="4cm" svg:y1="4.7cm" svg:x2="4.25cm" svg:y2="4.55cm">
            <text:p/>
          </draw:line>
          <draw:line draw:style-name="gr5" draw:text-style-name="P1" draw:layer="layout" svg:x1="4cm" svg:y1="4.548cm" svg:x2="3.3cm" svg:y2="4.548cm">
            <text:p/>
          </draw:line>
          <draw:frame draw:style-name="gr3" draw:text-style-name="P4" draw:layer="layout" svg:width="1.193cm" svg:height="0.884cm" svg:x="2.715cm" svg:y="3.8cm">
            <draw:text-box>
              <text:p><text:span text:style-name="T3">ck</text:span><text:span text:style-name="T4">A</text:span></text:p>
            </draw:text-box>
          </draw:frame>
          <draw:line draw:style-name="gr5" draw:text-style-name="P1" draw:layer="layout" svg:x1="4.001cm" svg:y1="5.549cm" svg:x2="3.301cm" svg:y2="5.549cm">
            <text:p/>
          </draw:line>
          <draw:frame draw:style-name="gr3" draw:text-style-name="P4" draw:layer="layout" svg:width="1.328cm" svg:height="0.884cm" svg:x="2.716cm" svg:y="4.801cm">
            <draw:text-box>
              <text:p><text:span text:style-name="T3">LD</text:span><text:span text:style-name="T4">A</text:span></text:p>
            </draw:text-box>
          </draw:frame>
          <draw:line draw:style-name="gr6" draw:text-style-name="P1" draw:layer="layout" svg:x1="6.5cm" svg:y1="4cm" svg:x2="6.5cm" svg:y2="6cm">
            <text:p/>
          </draw:line>
          <draw:line draw:style-name="gr5" draw:text-style-name="P1" draw:layer="layout" svg:x1="7.696cm" svg:y1="4.001cm" svg:x2="7.696cm" svg:y2="3.301cm">
            <text:p/>
          </draw:line>
          <draw:line draw:style-name="gr7" draw:text-style-name="P5" draw:layer="layout" svg:x1="7.6cm" svg:y1="3.8cm" svg:x2="7.9cm" svg:y2="3.5cm">
            <text:p text:style-name="P1"><text:span text:style-name="T5"><text:s text:c="7"/></text:span><text:span text:style-name="T5">4</text:span></text:p>
          </draw:line>
          <draw:line draw:style-name="gr5" draw:text-style-name="P1" draw:layer="layout" svg:x1="6.5cm" svg:y1="6.701cm" svg:x2="6.5cm" svg:y2="6.001cm">
            <text:p/>
          </draw:line>
          <draw:line draw:style-name="gr7" draw:text-style-name="P5" draw:layer="layout" svg:x1="6.335cm" svg:y1="6.622cm" svg:x2="6.635cm" svg:y2="6.322cm">
            <text:p text:style-name="P1"><text:span text:style-name="T5"><text:s text:c="7"/></text:span><text:span text:style-name="T5">8</text:span></text:p>
          </draw:line>
        </draw:g>
        <draw:g>
          <draw:custom-shape draw:style-name="gr1" draw:text-style-name="P1" draw:layer="layout" svg:width="5cm" svg:height="2cm" svg:x="12.019cm" svg:y="4cm">
            <text:p text:style-name="P1">RB</text:p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483cm" svg:height="0.729cm" draw:transform="rotate (-1.5707963267949) translate (17.744cm 3.8cm)">
            <draw:text-box>
              <text:p><text:span text:style-name="T2">Reg. Desl.</text:span></text:p>
            </draw:text-box>
          </draw:frame>
          <draw:line draw:style-name="gr4" draw:text-style-name="P1" draw:layer="layout" svg:x1="12.019cm" svg:y1="4.4cm" svg:x2="12.269cm" svg:y2="4.55cm">
            <text:p/>
          </draw:line>
          <draw:line draw:style-name="gr4" draw:text-style-name="P1" draw:layer="layout" svg:x1="12.019cm" svg:y1="4.7cm" svg:x2="12.269cm" svg:y2="4.55cm">
            <text:p/>
          </draw:line>
          <draw:line draw:style-name="gr5" draw:text-style-name="P1" draw:layer="layout" svg:x1="12.019cm" svg:y1="4.548cm" svg:x2="11.319cm" svg:y2="4.548cm">
            <text:p/>
          </draw:line>
          <draw:frame draw:style-name="gr3" draw:text-style-name="P4" draw:layer="layout" svg:width="1.193cm" svg:height="0.884cm" svg:x="10.734cm" svg:y="3.8cm">
            <draw:text-box>
              <text:p><text:span text:style-name="T3">ck</text:span><text:span text:style-name="T4">B</text:span></text:p>
            </draw:text-box>
          </draw:frame>
          <draw:line draw:style-name="gr5" draw:text-style-name="P1" draw:layer="layout" svg:x1="12.02cm" svg:y1="5.549cm" svg:x2="11.32cm" svg:y2="5.549cm">
            <text:p/>
          </draw:line>
          <draw:frame draw:style-name="gr3" draw:text-style-name="P4" draw:layer="layout" svg:width="1.328cm" svg:height="0.884cm" svg:x="10.735cm" svg:y="4.801cm">
            <draw:text-box>
              <text:p><text:span text:style-name="T3">LD</text:span><text:span text:style-name="T4">B</text:span></text:p>
            </draw:text-box>
          </draw:frame>
          <draw:line draw:style-name="gr5" draw:text-style-name="P1" draw:layer="layout" svg:x1="14.5cm" svg:y1="4cm" svg:x2="14.5cm" svg:y2="3.3cm">
            <text:p/>
          </draw:line>
          <draw:line draw:style-name="gr7" draw:text-style-name="P5" draw:layer="layout" svg:x1="14.353cm" svg:y1="3.8cm" svg:x2="14.653cm" svg:y2="3.5cm">
            <text:p text:style-name="P1"><text:span text:style-name="T5"><text:s text:c="7"/></text:span><text:span text:style-name="T5">4</text:span></text:p>
          </draw:line>
          <draw:line draw:style-name="gr5" draw:text-style-name="P1" draw:layer="layout" svg:x1="14.504cm" svg:y1="6.701cm" svg:x2="14.504cm" svg:y2="6.001cm">
            <text:p/>
          </draw:line>
          <draw:line draw:style-name="gr7" draw:text-style-name="P5" draw:layer="layout" svg:x1="14.354cm" svg:y1="6.622cm" svg:x2="14.654cm" svg:y2="6.322cm">
            <text:p text:style-name="P1"><text:span text:style-name="T5"><text:s text:c="7"/></text:span><text:span text:style-name="T5">4</text:span></text:p>
          </draw:line>
          <draw:line draw:style-name="gr8" draw:text-style-name="P2" draw:layer="layout" svg:x1="13.8cm" svg:y1="5.4cm" svg:x2="15.2cm" svg:y2="5.4cm">
            <text:p text:style-name="P1"><text:span text:style-name="T1">( <text:s text:c="7"/>)</text:span></text:p>
          </draw:line>
        </draw:g>
        <draw:g>
          <draw:custom-shape draw:style-name="gr1" draw:text-style-name="P1" draw:layer="layout" svg:width="3cm" svg:height="2cm" svg:x="5cm" svg:y="8.999cm">
            <text:p text:style-name="P1"><text:span text:style-name="T6">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785cm" svg:y1="9cm" svg:x2="5.785cm" svg:y2="8.3cm">
            <text:p/>
          </draw:line>
          <draw:line draw:style-name="gr7" draw:text-style-name="P5" draw:layer="layout" svg:x1="5.619cm" svg:y1="8.799cm" svg:x2="5.919cm" svg:y2="8.499cm">
            <text:p text:style-name="P1"><text:span text:style-name="T5"><text:s text:c="7"/></text:span><text:span text:style-name="T5">8</text:span></text:p>
          </draw:line>
          <draw:line draw:style-name="gr5" draw:text-style-name="P1" draw:layer="layout" svg:x1="6.485cm" svg:y1="11.7cm" svg:x2="6.485cm" svg:y2="11cm">
            <text:p/>
          </draw:line>
          <draw:line draw:style-name="gr7" draw:text-style-name="P5" draw:layer="layout" svg:x1="6.32cm" svg:y1="11.621cm" svg:x2="6.62cm" svg:y2="11.321cm">
            <text:p text:style-name="P1"><text:span text:style-name="T5"><text:s text:c="7"/></text:span><text:span text:style-name="T5">8</text:span></text:p>
          </draw:line>
          <draw:line draw:style-name="gr5" draw:text-style-name="P1" draw:layer="layout" svg:x1="7.185cm" svg:y1="9cm" svg:x2="7.185cm" svg:y2="8.3cm">
            <text:p/>
          </draw:line>
          <draw:line draw:style-name="gr7" draw:text-style-name="P5" draw:layer="layout" svg:x1="7.019cm" svg:y1="8.799cm" svg:x2="7.319cm" svg:y2="8.499cm">
            <text:p text:style-name="P1"><text:span text:style-name="T5"><text:s text:c="7"/></text:span><text:span text:style-name="T5">8</text:span></text:p>
          </draw:line>
        </draw:g>
        <draw:g>
          <draw:custom-shape draw:style-name="gr1" draw:text-style-name="P1" draw:layer="layout" svg:width="5cm" svg:height="2cm" svg:x="12.019cm" svg:y="9cm">
            <text:p text:style-name="P1">RSoma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695cm" svg:height="0.729cm" draw:transform="rotate (-1.5707963267949) translate (17.744cm 8.636cm)">
            <draw:text-box>
              <text:p><text:span text:style-name="T2">Registrador</text:span></text:p>
            </draw:text-box>
          </draw:frame>
          <draw:line draw:style-name="gr4" draw:text-style-name="P1" draw:layer="layout" svg:x1="12.019cm" svg:y1="9.4cm" svg:x2="12.269cm" svg:y2="9.55cm">
            <text:p/>
          </draw:line>
          <draw:line draw:style-name="gr4" draw:text-style-name="P1" draw:layer="layout" svg:x1="12.019cm" svg:y1="9.7cm" svg:x2="12.269cm" svg:y2="9.55cm">
            <text:p/>
          </draw:line>
          <draw:line draw:style-name="gr5" draw:text-style-name="P1" draw:layer="layout" svg:x1="12.019cm" svg:y1="9.548cm" svg:x2="11.319cm" svg:y2="9.548cm">
            <text:p/>
          </draw:line>
          <draw:frame draw:style-name="gr3" draw:text-style-name="P4" draw:layer="layout" svg:width="1.193cm" svg:height="0.884cm" svg:x="10.45cm" svg:y="8.8cm">
            <draw:text-box>
              <text:p><text:span text:style-name="T3">ck</text:span><text:span text:style-name="T4">S</text:span></text:p>
            </draw:text-box>
          </draw:frame>
          <draw:line draw:style-name="gr5" draw:text-style-name="P1" draw:layer="layout" svg:x1="12.02cm" svg:y1="10.549cm" svg:x2="11.32cm" svg:y2="10.549cm">
            <text:p/>
          </draw:line>
          <draw:frame draw:style-name="gr3" draw:text-style-name="P4" draw:layer="layout" svg:width="1.688cm" svg:height="0.884cm" svg:x="10.435cm" svg:y="9.801cm">
            <draw:text-box>
              <text:p><text:span text:style-name="T3">CLR</text:span><text:span text:style-name="T4">S</text:span></text:p>
            </draw:text-box>
          </draw:frame>
          <draw:line draw:style-name="gr5" draw:text-style-name="P1" draw:layer="layout" svg:x1="14.519cm" svg:y1="9.001cm" svg:x2="14.519cm" svg:y2="8.301cm">
            <text:p/>
          </draw:line>
          <draw:line draw:style-name="gr7" draw:text-style-name="P5" draw:layer="layout" svg:x1="14.353cm" svg:y1="8.8cm" svg:x2="14.653cm" svg:y2="8.5cm">
            <text:p text:style-name="P1"><text:span text:style-name="T5"><text:s text:c="7"/></text:span><text:span text:style-name="T5">8</text:span></text:p>
          </draw:line>
          <draw:line draw:style-name="gr5" draw:text-style-name="P1" draw:layer="layout" svg:x1="14.519cm" svg:y1="11.701cm" svg:x2="14.519cm" svg:y2="11.001cm">
            <text:p/>
          </draw:line>
          <draw:line draw:style-name="gr7" draw:text-style-name="P5" draw:layer="layout" svg:x1="14.354cm" svg:y1="11.622cm" svg:x2="14.654cm" svg:y2="11.322cm">
            <text:p text:style-name="P1"><text:span text:style-name="T5"><text:s text:c="7"/></text:span><text:span text:style-name="T5">8</text:span></text:p>
          </draw:line>
        </draw:g>
        <draw:g>
          <draw:custom-shape draw:style-name="gr1" draw:text-style-name="P1" draw:layer="layout" svg:width="5cm" svg:height="2cm" svg:x="4.02cm" svg:y="14cm">
            <text:p text:style-name="P1">LATCH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4.021cm" svg:y1="15cm" svg:x2="3.321cm" svg:y2="15cm">
            <text:p/>
          </draw:line>
          <draw:frame draw:style-name="gr9" draw:text-style-name="P4" draw:layer="layout" svg:width="1.364cm" svg:height="0.884cm" svg:x="2.636cm" svg:y="14.201cm">
            <draw:text-box>
              <text:p><text:span text:style-name="T3">LD</text:span><text:span text:style-name="T4">L</text:span></text:p>
            </draw:text-box>
          </draw:frame>
          <draw:line draw:style-name="gr5" draw:text-style-name="P1" draw:layer="layout" svg:x1="6.52cm" svg:y1="14.001cm" svg:x2="6.52cm" svg:y2="13.301cm">
            <text:p/>
          </draw:line>
          <draw:line draw:style-name="gr7" draw:text-style-name="P5" draw:layer="layout" svg:x1="6.354cm" svg:y1="13.8cm" svg:x2="6.654cm" svg:y2="13.5cm">
            <text:p text:style-name="P1"><text:span text:style-name="T5"><text:s text:c="7"/></text:span><text:span text:style-name="T5">8</text:span></text:p>
          </draw:line>
          <draw:line draw:style-name="gr5" draw:text-style-name="P1" draw:layer="layout" svg:x1="6.52cm" svg:y1="16.701cm" svg:x2="6.52cm" svg:y2="16.001cm">
            <text:p/>
          </draw:line>
          <draw:line draw:style-name="gr7" draw:text-style-name="P5" draw:layer="layout" svg:x1="6.355cm" svg:y1="16.622cm" svg:x2="6.655cm" svg:y2="16.322cm">
            <text:p text:style-name="P1"><text:span text:style-name="T5"><text:s text:c="7"/></text:span><text:span text:style-name="T5">8</text:span></text:p>
          </draw:line>
        </draw:g>
        <draw:g>
          <draw:custom-shape draw:style-name="gr1" draw:text-style-name="P1" draw:layer="layout" svg:width="4cm" svg:height="2cm" svg:x="12.5cm" svg:y="14cm">
            <text:p text:style-name="P1">DECOD.</text:p>
            <text:p text:style-name="P1">HEX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4.52cm" svg:y1="14.001cm" svg:x2="14.52cm" svg:y2="13.301cm">
            <text:p/>
          </draw:line>
          <draw:line draw:style-name="gr7" draw:text-style-name="P5" draw:layer="layout" svg:x1="14.354cm" svg:y1="13.8cm" svg:x2="14.654cm" svg:y2="13.5cm">
            <text:p text:style-name="P1"><text:span text:style-name="T5"><text:s text:c="7"/></text:span><text:span text:style-name="T5">4</text:span></text:p>
          </draw:line>
          <draw:line draw:style-name="gr5" draw:text-style-name="P1" draw:layer="layout" svg:x1="14.52cm" svg:y1="16.701cm" svg:x2="14.52cm" svg:y2="16.001cm">
            <text:p/>
          </draw:line>
          <draw:line draw:style-name="gr7" draw:text-style-name="P5" draw:layer="layout" svg:x1="14.355cm" svg:y1="16.622cm" svg:x2="14.655cm" svg:y2="16.322cm">
            <text:p text:style-name="P1"><text:span text:style-name="T5"><text:s text:c="7"/></text:span><text:span text:style-name="T5">7</text:span></text:p>
          </draw:line>
        </draw:g>
        <draw:g>
          <draw:custom-shape draw:style-name="gr10" draw:text-style-name="P1" draw:layer="layout" svg:width="2cm" svg:height="2cm" svg:x="5.5cm" svg:y="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6.52cm" svg:y1="19.001cm" svg:x2="6.52cm" svg:y2="18.301cm">
            <text:p/>
          </draw:line>
          <draw:line draw:style-name="gr7" draw:text-style-name="P5" draw:layer="layout" svg:x1="6.354cm" svg:y1="18.8cm" svg:x2="6.654cm" svg:y2="18.5cm">
            <text:p text:style-name="P1"><text:span text:style-name="T5"><text:s text:c="7"/></text:span><text:span text:style-name="T5">7</text:span></text:p>
          </draw:line>
          <draw:line draw:style-name="gr5" draw:text-style-name="P1" draw:layer="layout" svg:x1="6.1cm" svg:y1="19.251cm" svg:x2="6.1cm" svg:y2="19.951cm">
            <text:p/>
          </draw:line>
          <draw:line draw:style-name="gr5" draw:text-style-name="P1" draw:layer="layout" svg:x1="6.1cm" svg:y1="20.051cm" svg:x2="6.1cm" svg:y2="20.751cm">
            <text:p/>
          </draw:line>
          <draw:line draw:style-name="gr5" draw:text-style-name="P1" draw:layer="layout" svg:x1="6.9cm" svg:y1="19.251cm" svg:x2="6.9cm" svg:y2="19.951cm">
            <text:p/>
          </draw:line>
          <draw:line draw:style-name="gr5" draw:text-style-name="P1" draw:layer="layout" svg:x1="6.9cm" svg:y1="20.051cm" svg:x2="6.9cm" svg:y2="20.751cm">
            <text:p/>
          </draw:line>
          <draw:line draw:style-name="gr5" draw:text-style-name="P1" draw:layer="layout" svg:x1="6.15cm" svg:y1="19.201cm" svg:x2="6.85cm" svg:y2="19.201cm">
            <text:p/>
          </draw:line>
          <draw:line draw:style-name="gr5" draw:text-style-name="P1" draw:layer="layout" svg:x1="6.15cm" svg:y1="20.001cm" svg:x2="6.85cm" svg:y2="20.001cm">
            <text:p/>
          </draw:line>
          <draw:line draw:style-name="gr5" draw:text-style-name="P1" draw:layer="layout" svg:x1="6.15cm" svg:y1="20.801cm" svg:x2="6.85cm" svg:y2="20.801cm">
            <text:p/>
          </draw:line>
        </draw:g>
        <draw:g>
          <draw:custom-shape draw:style-name="gr1" draw:text-style-name="P2" draw:layer="layout" svg:width="4cm" svg:height="2cm" svg:x="12.5cm" svg:y="19cm">
            <text:p text:style-name="P1"><text:span text:style-name="T1">Deep Switch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4.52cm" svg:y1="21.701cm" svg:x2="14.52cm" svg:y2="21.001cm">
            <text:p/>
          </draw:line>
          <draw:line draw:style-name="gr7" draw:text-style-name="P5" draw:layer="layout" svg:x1="14.355cm" svg:y1="21.622cm" svg:x2="14.655cm" svg:y2="21.322cm">
            <text:p text:style-name="P1"><text:span text:style-name="T5"><text:s text:c="7"/></text:span><text:span text:style-name="T5">4</text:span></text:p>
          </draw:line>
        </draw:g>
        <draw:frame draw:style-name="gr3" draw:text-style-name="P6" draw:layer="layout" svg:width="8.837cm" svg:height="1.673cm" svg:x="6cm" svg:y="0.783cm">
          <draw:text-box>
            <text:p><text:span text:style-name="T7">Blocos Digitais</text:span></text:p>
          </draw:text-box>
        </draw:frame>
        <draw:g>
          <draw:line draw:style-name="gr11" draw:text-style-name="P1" draw:layer="layout" svg:x1="14.2cm" svg:y1="25cm" svg:x2="16cm" svg:y2="25cm">
            <text:p/>
          </draw:line>
          <draw:line draw:style-name="gr11" draw:text-style-name="P1" draw:layer="layout" svg:x1="14cm" svg:y1="24.8cm" svg:x2="14.2cm" svg:y2="25cm">
            <text:p/>
          </draw:line>
          <draw:frame draw:style-name="gr3" draw:text-style-name="P3" draw:layer="layout" svg:width="1.023cm" svg:height="0.729cm" svg:x="15.2cm" svg:y="24.4cm">
            <draw:text-box>
              <text:p><text:span text:style-name="T2">X0</text:span></text:p>
            </draw:text-box>
          </draw:frame>
        </draw:g>
        <draw:g>
          <draw:line draw:style-name="gr11" draw:text-style-name="P1" draw:layer="layout" svg:x1="14.201cm" svg:y1="26.001cm" svg:x2="16.001cm" svg:y2="26.001cm">
            <text:p/>
          </draw:line>
          <draw:line draw:style-name="gr11" draw:text-style-name="P1" draw:layer="layout" svg:x1="14.001cm" svg:y1="25.801cm" svg:x2="14.201cm" svg:y2="26.001cm">
            <text:p/>
          </draw:line>
        </draw:g>
        <draw:g>
          <draw:custom-shape draw:style-name="gr1" draw:text-style-name="P1" draw:layer="layout" svg:width="5cm" svg:height="4cm" svg:x="4.01cm" svg:y="23.9cm">
            <text:p text:style-name="P1">M. E.</text:p>
            <draw:enhanced-geometry svg:viewBox="0 0 21600 21600" draw:type="rectangle" draw:enhanced-path="M 0 0 L 21600 0 21600 21600 0 21600 0 0 Z N"/>
          </draw:custom-shape>
          <draw:g>
            <draw:line draw:style-name="gr12" draw:text-style-name="P1" draw:layer="layout" svg:x1="5.51cm" svg:y1="23.901cm" svg:x2="5.51cm" svg:y2="23.201cm">
              <text:p/>
            </draw:line>
            <draw:frame draw:style-name="gr3" draw:text-style-name="P3" draw:layer="layout" svg:width="1.421cm" svg:height="0.729cm" svg:x="4.79cm" svg:y="22.6cm">
              <draw:text-box>
                <text:p><text:span text:style-name="T2">POR</text:span></text:p>
              </draw:text-box>
            </draw:frame>
          </draw:g>
          <draw:g>
            <draw:line draw:style-name="gr12" draw:text-style-name="P1" draw:layer="layout" svg:x1="7.51cm" svg:y1="23.901cm" svg:x2="7.51cm" svg:y2="23.201cm">
              <text:p/>
            </draw:line>
            <draw:frame draw:style-name="gr3" draw:text-style-name="P3" draw:layer="layout" svg:width="1.293cm" svg:height="0.794cm" svg:x="6.991cm" svg:y="22.601cm">
              <draw:text-box>
                <text:p><text:span text:style-name="T2">ck</text:span><text:span text:style-name="T8">ME</text:span></text:p>
              </draw:text-box>
            </draw:frame>
          </draw:g>
          <draw:line draw:style-name="gr12" draw:text-style-name="P1" draw:layer="layout" svg:x1="4.013cm" svg:y1="25.35cm" svg:x2="3.313cm" svg:y2="25.35cm">
            <text:p/>
          </draw:line>
          <draw:line draw:style-name="gr12" draw:text-style-name="P1" draw:layer="layout" svg:x1="4.013cm" svg:y1="25.95cm" svg:x2="3.313cm" svg:y2="25.95cm">
            <text:p/>
          </draw:line>
          <draw:line draw:style-name="gr12" draw:text-style-name="P1" draw:layer="layout" svg:x1="4.013cm" svg:y1="26.55cm" svg:x2="3.313cm" svg:y2="26.55cm">
            <text:p/>
          </draw:line>
          <draw:frame draw:style-name="gr3" draw:text-style-name="P3" draw:layer="layout" svg:width="1.09cm" svg:height="0.729cm" svg:x="2.391cm" svg:y="24.901cm">
            <draw:text-box>
              <text:p><text:span text:style-name="T2">DV</text:span></text:p>
            </draw:text-box>
          </draw:frame>
          <draw:frame draw:style-name="gr3" draw:text-style-name="P3" draw:layer="layout" svg:width="1.328cm" svg:height="0.729cm" svg:x="2.151cm" svg:y="25.502cm">
            <draw:text-box>
              <text:p><text:span text:style-name="T2">RB0</text:span></text:p>
            </draw:text-box>
          </draw:frame>
          <draw:frame draw:style-name="gr3" draw:text-style-name="P3" draw:layer="layout" svg:width="1.349cm" svg:height="0.729cm" svg:x="2.151cm" svg:y="26.103cm">
            <draw:text-box>
              <text:p><text:span text:style-name="T2">RBZ</text:span></text:p>
            </draw:text-box>
          </draw:frame>
          <draw:line draw:style-name="gr12" draw:text-style-name="P1" draw:layer="layout" svg:x1="9.713cm" svg:y1="24.251cm" svg:x2="9.013cm" svg:y2="24.251cm">
            <text:p/>
          </draw:line>
          <draw:frame draw:style-name="gr3" draw:text-style-name="P3" draw:layer="layout" svg:width="1.09cm" svg:height="0.794cm" svg:x="9.491cm" svg:y="23.802cm">
            <draw:text-box>
              <text:p><text:span text:style-name="T2">ck</text:span><text:span text:style-name="T8">A</text:span></text:p>
            </draw:text-box>
          </draw:frame>
          <draw:line draw:style-name="gr12" draw:text-style-name="P1" draw:layer="layout" svg:x1="9.713cm" svg:y1="24.802cm" svg:x2="9.013cm" svg:y2="24.802cm">
            <text:p/>
          </draw:line>
          <draw:line draw:style-name="gr12" draw:text-style-name="P1" draw:layer="layout" svg:x1="9.713cm" svg:y1="25.353cm" svg:x2="9.013cm" svg:y2="25.353cm">
            <text:p/>
          </draw:line>
          <draw:line draw:style-name="gr12" draw:text-style-name="P1" draw:layer="layout" svg:x1="9.713cm" svg:y1="25.904cm" svg:x2="9.013cm" svg:y2="25.904cm">
            <text:p/>
          </draw:line>
          <draw:line draw:style-name="gr12" draw:text-style-name="P1" draw:layer="layout" svg:x1="9.713cm" svg:y1="26.455cm" svg:x2="9.013cm" svg:y2="26.455cm">
            <text:p/>
          </draw:line>
          <draw:line draw:style-name="gr12" draw:text-style-name="P1" draw:layer="layout" svg:x1="9.713cm" svg:y1="27.006cm" svg:x2="9.013cm" svg:y2="27.006cm">
            <text:p/>
          </draw:line>
          <draw:line draw:style-name="gr12" draw:text-style-name="P1" draw:layer="layout" svg:x1="9.713cm" svg:y1="27.557cm" svg:x2="9.013cm" svg:y2="27.557cm">
            <text:p/>
          </draw:line>
          <draw:frame draw:style-name="gr3" draw:text-style-name="P3" draw:layer="layout" svg:width="1.209cm" svg:height="0.794cm" svg:x="9.491cm" svg:y="24.402cm">
            <draw:text-box>
              <text:p><text:span text:style-name="T2">LD</text:span><text:span text:style-name="T8">A</text:span></text:p>
            </draw:text-box>
          </draw:frame>
          <draw:frame draw:style-name="gr3" draw:text-style-name="P3" draw:layer="layout" svg:width="1.09cm" svg:height="0.794cm" svg:x="9.491cm" svg:y="24.902cm">
            <draw:text-box>
              <text:p><text:span text:style-name="T2">ck</text:span><text:span text:style-name="T8">B</text:span></text:p>
            </draw:text-box>
          </draw:frame>
          <draw:frame draw:style-name="gr3" draw:text-style-name="P3" draw:layer="layout" svg:width="1.209cm" svg:height="0.794cm" svg:x="9.491cm" svg:y="25.502cm">
            <draw:text-box>
              <text:p><text:span text:style-name="T2">LD</text:span><text:span text:style-name="T8">B</text:span></text:p>
            </draw:text-box>
          </draw:frame>
          <draw:frame draw:style-name="gr3" draw:text-style-name="P3" draw:layer="layout" svg:width="1.09cm" svg:height="0.794cm" svg:x="9.491cm" svg:y="26.002cm">
            <draw:text-box>
              <text:p><text:span text:style-name="T2">ck</text:span><text:span text:style-name="T8">S</text:span></text:p>
            </draw:text-box>
          </draw:frame>
          <draw:frame draw:style-name="gr3" draw:text-style-name="P3" draw:layer="layout" svg:width="1.209cm" svg:height="0.794cm" svg:x="9.491cm" svg:y="26.602cm">
            <draw:text-box>
              <text:p><text:span text:style-name="T2">LD</text:span><text:span text:style-name="T8">S</text:span></text:p>
            </draw:text-box>
          </draw:frame>
          <draw:frame draw:style-name="gr3" draw:text-style-name="P3" draw:layer="layout" svg:width="1.179cm" svg:height="0.794cm" svg:x="9.492cm" svg:y="27.202cm">
            <draw:text-box>
              <text:p><text:span text:style-name="T2">LD</text:span><text:span text:style-name="T8">L</text:span></text:p>
            </draw:text-box>
          </draw:frame>
        </draw:g>
      </draw:page>
      <draw:page draw:name="page2" draw:style-name="dp1" draw:master-page-name="Padrão">
        <draw:frame draw:style-name="gr3" draw:text-style-name="P6" draw:layer="layout" svg:width="6.082cm" svg:height="1.673cm" svg:x="8.102cm" svg:y="0.785cm">
          <draw:text-box>
            <text:p><text:span text:style-name="T7">Flip-Flops</text:span></text:p>
          </draw:text-box>
        </draw:frame>
        <draw:g>
          <draw:custom-shape draw:style-name="gr10" draw:text-style-name="P1" draw:layer="layout" svg:width="2.481cm" svg:height="3cm" svg:x="3.019cm" svg:y="3.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019cm" svg:y1="4.5cm" svg:x2="3.269cm" svg:y2="4.65cm">
            <text:p/>
          </draw:line>
          <draw:line draw:style-name="gr4" draw:text-style-name="P1" draw:layer="layout" svg:x1="3.019cm" svg:y1="4.8cm" svg:x2="3.269cm" svg:y2="4.65cm">
            <text:p/>
          </draw:line>
          <draw:line draw:style-name="gr5" draw:text-style-name="P1" draw:layer="layout" svg:x1="3.019cm" svg:y1="4.648cm" svg:x2="2.319cm" svg:y2="4.648cm">
            <text:p/>
          </draw:line>
          <draw:frame draw:style-name="gr3" draw:text-style-name="P4" draw:layer="layout" svg:width="1.002cm" svg:height="0.806cm" svg:x="3.134cm" svg:y="4.2cm">
            <draw:text-box>
              <text:p><text:span text:style-name="T3">ck</text:span></text:p>
            </draw:text-box>
          </draw:frame>
          <draw:line draw:style-name="gr5" draw:text-style-name="P1" draw:layer="layout" svg:x1="3cm" svg:y1="3.6cm" svg:x2="2.3cm" svg:y2="3.6cm">
            <text:p/>
          </draw:line>
          <draw:line draw:style-name="gr5" draw:text-style-name="P1" draw:layer="layout" svg:x1="6.2cm" svg:y1="3.6cm" svg:x2="5.5cm" svg:y2="3.6cm">
            <text:p/>
          </draw:line>
          <draw:line draw:style-name="gr5" draw:text-style-name="P1" draw:layer="layout" svg:x1="4.25cm" svg:y1="6.826cm" svg:x2="4.25cm" svg:y2="6.126cm">
            <text:p/>
          </draw:line>
          <draw:frame draw:style-name="gr3" draw:text-style-name="P4" draw:layer="layout" svg:width="0.803cm" svg:height="0.806cm" svg:x="2.934cm" svg:y="3.2cm">
            <draw:text-box>
              <text:p><text:span text:style-name="T3">T</text:span></text:p>
            </draw:text-box>
          </draw:frame>
          <draw:frame draw:style-name="gr3" draw:text-style-name="P4" draw:layer="layout" svg:width="0.887cm" svg:height="0.806cm" svg:x="4.735cm" svg:y="3.2cm">
            <draw:text-box>
              <text:p><text:span text:style-name="T3">Q</text:span></text:p>
            </draw:text-box>
          </draw:frame>
          <draw:frame draw:style-name="gr3" draw:text-style-name="P4" draw:layer="layout" svg:width="1.497cm" svg:height="0.806cm" svg:x="3.536cm" svg:y="5.4cm">
            <draw:text-box>
              <text:p><text:span text:style-name="T3">CLR</text:span></text:p>
            </draw:text-box>
          </draw:frame>
          <draw:custom-shape draw:style-name="gr13" draw:text-style-name="P1" draw:layer="layout" svg:width="0.2cm" svg:height="0.2cm" svg:x="2.811cm" svg:y="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481cm" svg:height="3cm" svg:x="3.019cm" svg:y="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019cm" svg:y1="10.4cm" svg:x2="3.269cm" svg:y2="10.55cm">
            <text:p/>
          </draw:line>
          <draw:line draw:style-name="gr4" draw:text-style-name="P1" draw:layer="layout" svg:x1="3.019cm" svg:y1="10.7cm" svg:x2="3.269cm" svg:y2="10.55cm">
            <text:p/>
          </draw:line>
          <draw:frame draw:style-name="gr3" draw:text-style-name="P4" draw:layer="layout" svg:width="1.002cm" svg:height="0.806cm" svg:x="3.134cm" svg:y="10.1cm">
            <draw:text-box>
              <text:p><text:span text:style-name="T3">ck</text:span></text:p>
            </draw:text-box>
          </draw:frame>
          <draw:line draw:style-name="gr5" draw:text-style-name="P1" draw:layer="layout" svg:x1="3cm" svg:y1="9.5cm" svg:x2="2.3cm" svg:y2="9.5cm">
            <text:p/>
          </draw:line>
          <draw:line draw:style-name="gr5" draw:text-style-name="P1" draw:layer="layout" svg:x1="6.2cm" svg:y1="9.5cm" svg:x2="5.5cm" svg:y2="9.5cm">
            <text:p/>
          </draw:line>
          <draw:frame draw:style-name="gr3" draw:text-style-name="P4" draw:layer="layout" svg:width="0.752cm" svg:height="0.806cm" svg:x="2.934cm" svg:y="9.1cm">
            <draw:text-box>
              <text:p><text:span text:style-name="T3">J</text:span></text:p>
            </draw:text-box>
          </draw:frame>
          <draw:frame draw:style-name="gr3" draw:text-style-name="P4" draw:layer="layout" svg:width="0.887cm" svg:height="0.806cm" svg:x="4.735cm" svg:y="9.1cm">
            <draw:text-box>
              <text:p><text:span text:style-name="T3">Q</text:span></text:p>
            </draw:text-box>
          </draw:frame>
          <draw:frame draw:style-name="gr3" draw:text-style-name="P7" draw:layer="layout" svg:width="1.497cm" svg:height="0.806cm" svg:x="3.536cm" svg:y="11.3cm">
            <draw:text-box>
              <text:p><text:span text:style-name="T9">CLR</text:span></text:p>
            </draw:text-box>
          </draw:frame>
          <draw:g>
            <draw:line draw:style-name="gr5" draw:text-style-name="P1" draw:layer="layout" svg:x1="3.019cm" svg:y1="10.548cm" svg:x2="2.319cm" svg:y2="10.548cm">
              <text:p/>
            </draw:line>
          </draw:g>
          <draw:frame draw:style-name="gr3" draw:text-style-name="P4" draw:layer="layout" svg:width="0.832cm" svg:height="0.806cm" svg:x="2.934cm" svg:y="11.1cm">
            <draw:text-box>
              <text:p><text:span text:style-name="T3">K</text:span></text:p>
            </draw:text-box>
          </draw:frame>
          <draw:line draw:style-name="gr5" draw:text-style-name="P1" draw:layer="layout" svg:x1="3cm" svg:y1="11.5cm" svg:x2="2.3cm" svg:y2="11.5cm">
            <text:p/>
          </draw:line>
          <draw:frame draw:style-name="gr3" draw:text-style-name="P7" draw:layer="layout" svg:width="0.887cm" svg:height="0.806cm" svg:x="4.736cm" svg:y="11.1cm">
            <draw:text-box>
              <text:p><text:span text:style-name="T9">Q</text:span></text:p>
            </draw:text-box>
          </draw:frame>
          <draw:line draw:style-name="gr5" draw:text-style-name="P1" draw:layer="layout" svg:x1="6.2cm" svg:y1="11.5cm" svg:x2="5.5cm" svg:y2="11.5cm">
            <text:p/>
          </draw:line>
          <draw:g>
            <draw:line draw:style-name="gr5" draw:text-style-name="P1" draw:layer="layout" svg:x1="4.246cm" svg:y1="8.954cm" svg:x2="4.246cm" svg:y2="8.254cm">
              <text:p/>
            </draw:line>
            <draw:custom-shape draw:style-name="gr13" draw:text-style-name="P1" draw:layer="layout" svg:width="0.2cm" svg:height="0.2cm" draw:transform="rotate (-1.5707963267949) translate (4.35cm 8.7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5" draw:text-style-name="P1" draw:layer="layout" svg:x1="4.346cm" svg:y1="12.026cm" svg:x2="4.346cm" svg:y2="12.726cm">
              <text:p/>
            </draw:line>
            <draw:custom-shape draw:style-name="gr13" draw:text-style-name="P1" draw:layer="layout" svg:width="0.2cm" svg:height="0.2cm" draw:transform="rotate (-1.5707963267949) translate (4.45cm 12.034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" draw:text-style-name="P7" draw:layer="layout" svg:width="1.522cm" svg:height="0.806cm" svg:x="3.536cm" svg:y="8.949cm">
            <draw:text-box>
              <text:p><text:span text:style-name="T9">PRE</text:span></text:p>
            </draw:text-box>
          </draw:frame>
        </draw:g>
        <draw:g>
          <draw:custom-shape draw:style-name="gr10" draw:text-style-name="P1" draw:layer="layout" svg:width="2.481cm" svg:height="3cm" svg:x="3.019cm" svg:y="1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019cm" svg:y1="16.4cm" svg:x2="3.269cm" svg:y2="16.55cm">
            <text:p/>
          </draw:line>
          <draw:line draw:style-name="gr4" draw:text-style-name="P1" draw:layer="layout" svg:x1="3.019cm" svg:y1="16.7cm" svg:x2="3.269cm" svg:y2="16.55cm">
            <text:p/>
          </draw:line>
          <draw:line draw:style-name="gr5" draw:text-style-name="P1" draw:layer="layout" svg:x1="3.019cm" svg:y1="16.548cm" svg:x2="2.319cm" svg:y2="16.548cm">
            <text:p/>
          </draw:line>
          <draw:frame draw:style-name="gr3" draw:text-style-name="P4" draw:layer="layout" svg:width="1.002cm" svg:height="0.806cm" svg:x="3.134cm" svg:y="16.1cm">
            <draw:text-box>
              <text:p><text:span text:style-name="T3">ck</text:span></text:p>
            </draw:text-box>
          </draw:frame>
          <draw:line draw:style-name="gr5" draw:text-style-name="P1" draw:layer="layout" svg:x1="3cm" svg:y1="15.5cm" svg:x2="2.3cm" svg:y2="15.5cm">
            <text:p/>
          </draw:line>
          <draw:line draw:style-name="gr5" draw:text-style-name="P1" draw:layer="layout" svg:x1="6.2cm" svg:y1="15.5cm" svg:x2="5.5cm" svg:y2="15.5cm">
            <text:p/>
          </draw:line>
          <draw:line draw:style-name="gr5" draw:text-style-name="P1" draw:layer="layout" svg:x1="4.25cm" svg:y1="18.726cm" svg:x2="4.25cm" svg:y2="18.026cm">
            <text:p/>
          </draw:line>
          <draw:frame draw:style-name="gr3" draw:text-style-name="P4" draw:layer="layout" svg:width="0.862cm" svg:height="0.806cm" svg:x="2.934cm" svg:y="15.1cm">
            <draw:text-box>
              <text:p><text:span text:style-name="T3">D</text:span></text:p>
            </draw:text-box>
          </draw:frame>
          <draw:frame draw:style-name="gr3" draw:text-style-name="P4" draw:layer="layout" svg:width="0.887cm" svg:height="0.806cm" svg:x="4.735cm" svg:y="15.1cm">
            <draw:text-box>
              <text:p><text:span text:style-name="T3">Q</text:span></text:p>
            </draw:text-box>
          </draw:frame>
          <draw:frame draw:style-name="gr3" draw:text-style-name="P4" draw:layer="layout" svg:width="1.497cm" svg:height="0.806cm" svg:x="3.536cm" svg:y="17.3cm">
            <draw:text-box>
              <text:p><text:span text:style-name="T3">CLR</text:span></text:p>
            </draw:text-box>
          </draw:frame>
          <draw:custom-shape draw:style-name="gr13" draw:text-style-name="P1" draw:layer="layout" svg:width="0.2cm" svg:height="0.2cm" svg:x="2.811cm" svg:y="16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481cm" svg:height="3cm" svg:x="8.019cm" svg:y="9.04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019cm" svg:y1="10.446cm" svg:x2="8.269cm" svg:y2="10.596cm">
            <text:p/>
          </draw:line>
          <draw:line draw:style-name="gr4" draw:text-style-name="P1" draw:layer="layout" svg:x1="8.019cm" svg:y1="10.746cm" svg:x2="8.269cm" svg:y2="10.596cm">
            <text:p/>
          </draw:line>
          <draw:frame draw:style-name="gr3" draw:text-style-name="P4" draw:layer="layout" svg:width="1.002cm" svg:height="0.806cm" svg:x="8.134cm" svg:y="10.146cm">
            <draw:text-box>
              <text:p><text:span text:style-name="T3">ck</text:span></text:p>
            </draw:text-box>
          </draw:frame>
          <draw:line draw:style-name="gr5" draw:text-style-name="P1" draw:layer="layout" svg:x1="8cm" svg:y1="9.546cm" svg:x2="7.3cm" svg:y2="9.546cm">
            <text:p/>
          </draw:line>
          <draw:line draw:style-name="gr5" draw:text-style-name="P1" draw:layer="layout" svg:x1="11.2cm" svg:y1="9.546cm" svg:x2="10.5cm" svg:y2="9.546cm">
            <text:p/>
          </draw:line>
          <draw:frame draw:style-name="gr3" draw:text-style-name="P4" draw:layer="layout" svg:width="0.752cm" svg:height="0.806cm" svg:x="7.934cm" svg:y="9.146cm">
            <draw:text-box>
              <text:p><text:span text:style-name="T3">J</text:span></text:p>
            </draw:text-box>
          </draw:frame>
          <draw:frame draw:style-name="gr3" draw:text-style-name="P4" draw:layer="layout" svg:width="0.887cm" svg:height="0.806cm" svg:x="9.735cm" svg:y="9.146cm">
            <draw:text-box>
              <text:p><text:span text:style-name="T3">Q</text:span></text:p>
            </draw:text-box>
          </draw:frame>
          <draw:frame draw:style-name="gr3" draw:text-style-name="P8" draw:layer="layout" svg:width="1.497cm" svg:height="0.806cm" svg:x="8.536cm" svg:y="11.346cm">
            <draw:text-box>
              <text:p><text:span text:style-name="T10">CLR</text:span></text:p>
            </draw:text-box>
          </draw:frame>
          <draw:g>
            <draw:line draw:style-name="gr5" draw:text-style-name="P1" draw:layer="layout" svg:x1="8.019cm" svg:y1="10.594cm" svg:x2="7.319cm" svg:y2="10.594cm">
              <text:p/>
            </draw:line>
          </draw:g>
          <draw:frame draw:style-name="gr3" draw:text-style-name="P4" draw:layer="layout" svg:width="0.832cm" svg:height="0.806cm" svg:x="7.934cm" svg:y="11.146cm">
            <draw:text-box>
              <text:p><text:span text:style-name="T3">K</text:span></text:p>
            </draw:text-box>
          </draw:frame>
          <draw:line draw:style-name="gr5" draw:text-style-name="P1" draw:layer="layout" svg:x1="8cm" svg:y1="11.546cm" svg:x2="7.3cm" svg:y2="11.546cm">
            <text:p/>
          </draw:line>
          <draw:frame draw:style-name="gr3" draw:text-style-name="P7" draw:layer="layout" svg:width="0.887cm" svg:height="0.806cm" svg:x="9.736cm" svg:y="11.146cm">
            <draw:text-box>
              <text:p><text:span text:style-name="T9">Q</text:span></text:p>
            </draw:text-box>
          </draw:frame>
          <draw:line draw:style-name="gr5" draw:text-style-name="P1" draw:layer="layout" svg:x1="11.2cm" svg:y1="11.546cm" svg:x2="10.5cm" svg:y2="11.546cm">
            <text:p/>
          </draw:line>
          <draw:g>
            <draw:line draw:style-name="gr5" draw:text-style-name="P1" draw:layer="layout" svg:x1="9.246cm" svg:y1="9cm" svg:x2="9.246cm" svg:y2="8.3cm">
              <text:p/>
            </draw:line>
          </draw:g>
          <draw:g>
            <draw:line draw:style-name="gr5" draw:text-style-name="P1" draw:layer="layout" svg:x1="9.346cm" svg:y1="12.072cm" svg:x2="9.346cm" svg:y2="12.772cm">
              <text:p/>
            </draw:line>
          </draw:g>
          <draw:frame draw:style-name="gr3" draw:text-style-name="P8" draw:layer="layout" svg:width="1.522cm" svg:height="0.806cm" svg:x="8.536cm" svg:y="8.995cm">
            <draw:text-box>
              <text:p><text:span text:style-name="T10">PRE</text:span></text:p>
            </draw:text-box>
          </draw:frame>
        </draw:g>
        <draw:g>
          <draw:custom-shape draw:style-name="gr10" draw:text-style-name="P1" draw:layer="layout" svg:width="2.481cm" svg:height="3cm" svg:x="13.019cm" svg:y="9.04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3.019cm" svg:y1="10.446cm" svg:x2="13.269cm" svg:y2="10.596cm">
            <text:p/>
          </draw:line>
          <draw:line draw:style-name="gr4" draw:text-style-name="P1" draw:layer="layout" svg:x1="13.019cm" svg:y1="10.746cm" svg:x2="13.269cm" svg:y2="10.596cm">
            <text:p/>
          </draw:line>
          <draw:frame draw:style-name="gr3" draw:text-style-name="P4" draw:layer="layout" svg:width="1.002cm" svg:height="0.806cm" svg:x="13.134cm" svg:y="10.146cm">
            <draw:text-box>
              <text:p><text:span text:style-name="T3">ck</text:span></text:p>
            </draw:text-box>
          </draw:frame>
          <draw:line draw:style-name="gr5" draw:text-style-name="P1" draw:layer="layout" svg:x1="13cm" svg:y1="9.546cm" svg:x2="12.3cm" svg:y2="9.546cm">
            <text:p/>
          </draw:line>
          <draw:line draw:style-name="gr5" draw:text-style-name="P1" draw:layer="layout" svg:x1="16.2cm" svg:y1="9.546cm" svg:x2="15.5cm" svg:y2="9.546cm">
            <text:p/>
          </draw:line>
          <draw:frame draw:style-name="gr3" draw:text-style-name="P4" draw:layer="layout" svg:width="0.752cm" svg:height="0.806cm" svg:x="12.934cm" svg:y="9.146cm">
            <draw:text-box>
              <text:p><text:span text:style-name="T3">J</text:span></text:p>
            </draw:text-box>
          </draw:frame>
          <draw:frame draw:style-name="gr3" draw:text-style-name="P4" draw:layer="layout" svg:width="0.887cm" svg:height="0.806cm" svg:x="14.735cm" svg:y="9.146cm">
            <draw:text-box>
              <text:p><text:span text:style-name="T3">Q</text:span></text:p>
            </draw:text-box>
          </draw:frame>
          <draw:frame draw:style-name="gr3" draw:text-style-name="P8" draw:layer="layout" svg:width="1.497cm" svg:height="0.806cm" svg:x="13.536cm" svg:y="11.346cm">
            <draw:text-box>
              <text:p><text:span text:style-name="T10">CLR</text:span></text:p>
            </draw:text-box>
          </draw:frame>
          <draw:frame draw:style-name="gr3" draw:text-style-name="P4" draw:layer="layout" svg:width="0.832cm" svg:height="0.806cm" svg:x="12.934cm" svg:y="11.146cm">
            <draw:text-box>
              <text:p><text:span text:style-name="T3">K</text:span></text:p>
            </draw:text-box>
          </draw:frame>
          <draw:line draw:style-name="gr5" draw:text-style-name="P1" draw:layer="layout" svg:x1="13cm" svg:y1="11.546cm" svg:x2="12.3cm" svg:y2="11.546cm">
            <text:p/>
          </draw:line>
          <draw:frame draw:style-name="gr3" draw:text-style-name="P7" draw:layer="layout" svg:width="0.887cm" svg:height="0.806cm" svg:x="14.736cm" svg:y="11.146cm">
            <draw:text-box>
              <text:p><text:span text:style-name="T9">Q</text:span></text:p>
            </draw:text-box>
          </draw:frame>
          <draw:line draw:style-name="gr5" draw:text-style-name="P1" draw:layer="layout" svg:x1="16.2cm" svg:y1="11.546cm" svg:x2="15.5cm" svg:y2="11.546cm">
            <text:p/>
          </draw:line>
          <draw:g>
            <draw:line draw:style-name="gr5" draw:text-style-name="P1" draw:layer="layout" svg:x1="14.246cm" svg:y1="9cm" svg:x2="14.246cm" svg:y2="8.3cm">
              <text:p/>
            </draw:line>
          </draw:g>
          <draw:g>
            <draw:line draw:style-name="gr5" draw:text-style-name="P1" draw:layer="layout" svg:x1="14.346cm" svg:y1="12.072cm" svg:x2="14.346cm" svg:y2="12.772cm">
              <text:p/>
            </draw:line>
          </draw:g>
          <draw:frame draw:style-name="gr3" draw:text-style-name="P8" draw:layer="layout" svg:width="1.522cm" svg:height="0.806cm" svg:x="13.536cm" svg:y="8.995cm">
            <draw:text-box>
              <text:p><text:span text:style-name="T10">PRE</text:span></text:p>
            </draw:text-box>
          </draw:frame>
          <draw:g>
            <draw:g>
              <draw:line draw:style-name="gr5" draw:text-style-name="P1" draw:layer="layout" svg:x1="13.019cm" svg:y1="10.594cm" svg:x2="12.319cm" svg:y2="10.594cm">
                <text:p/>
              </draw:line>
            </draw:g>
            <draw:custom-shape draw:style-name="gr13" draw:text-style-name="P1" draw:layer="layout" svg:width="0.2cm" svg:height="0.2cm" draw:transform="rotate (-1.5707963267949) translate (12.977cm 10.5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" draw:text-style-name="P1" draw:layer="layout" svg:width="2.481cm" svg:height="3cm" svg:x="8.019cm" svg:y="1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019cm" svg:y1="16.4cm" svg:x2="8.269cm" svg:y2="16.55cm">
            <text:p/>
          </draw:line>
          <draw:line draw:style-name="gr4" draw:text-style-name="P1" draw:layer="layout" svg:x1="8.019cm" svg:y1="16.7cm" svg:x2="8.269cm" svg:y2="16.55cm">
            <text:p/>
          </draw:line>
          <draw:line draw:style-name="gr5" draw:text-style-name="P1" draw:layer="layout" svg:x1="8.019cm" svg:y1="16.548cm" svg:x2="7.319cm" svg:y2="16.548cm">
            <text:p/>
          </draw:line>
          <draw:frame draw:style-name="gr3" draw:text-style-name="P4" draw:layer="layout" svg:width="1.002cm" svg:height="0.806cm" svg:x="8.134cm" svg:y="16.1cm">
            <draw:text-box>
              <text:p><text:span text:style-name="T3">ck</text:span></text:p>
            </draw:text-box>
          </draw:frame>
          <draw:line draw:style-name="gr5" draw:text-style-name="P1" draw:layer="layout" svg:x1="8cm" svg:y1="15.5cm" svg:x2="7.3cm" svg:y2="15.5cm">
            <text:p/>
          </draw:line>
          <draw:line draw:style-name="gr5" draw:text-style-name="P1" draw:layer="layout" svg:x1="11.2cm" svg:y1="15.5cm" svg:x2="10.5cm" svg:y2="15.5cm">
            <text:p/>
          </draw:line>
          <draw:line draw:style-name="gr5" draw:text-style-name="P1" draw:layer="layout" svg:x1="9.25cm" svg:y1="18.726cm" svg:x2="9.25cm" svg:y2="18.026cm">
            <text:p/>
          </draw:line>
          <draw:frame draw:style-name="gr3" draw:text-style-name="P4" draw:layer="layout" svg:width="0.862cm" svg:height="0.806cm" svg:x="7.934cm" svg:y="15.1cm">
            <draw:text-box>
              <text:p><text:span text:style-name="T3">D</text:span></text:p>
            </draw:text-box>
          </draw:frame>
          <draw:frame draw:style-name="gr3" draw:text-style-name="P4" draw:layer="layout" svg:width="0.887cm" svg:height="0.806cm" svg:x="9.735cm" svg:y="15.1cm">
            <draw:text-box>
              <text:p><text:span text:style-name="T3">Q</text:span></text:p>
            </draw:text-box>
          </draw:frame>
          <draw:frame draw:style-name="gr3" draw:text-style-name="P4" draw:layer="layout" svg:width="1.497cm" svg:height="0.806cm" svg:x="8.536cm" svg:y="17.3cm">
            <draw:text-box>
              <text:p><text:span text:style-name="T3">CLR</text:span></text:p>
            </draw:text-box>
          </draw:frame>
        </draw:g>
      </draw:page>
      <draw:page draw:name="page3" draw:style-name="dp1" draw:master-page-name="Padrão">
        <draw:frame draw:style-name="gr3" draw:text-style-name="P6" draw:layer="layout" svg:width="8.905cm" svg:height="1.673cm" svg:x="6.001cm" svg:y="0.784cm">
          <draw:text-box>
            <text:p><text:span text:style-name="T7">Portas Lógicas</text:span></text:p>
          </draw:text-box>
        </draw:frame>
        <draw:g>
          <draw:path draw:style-name="gr14" draw:text-style-name="P1" draw:layer="layout" svg:width="0.508cm" svg:height="1.995cm" draw:transform="rotate (-0.0624827872213978) translate (5cm 5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5.00030594557627cm 4.99510989603785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7.05482819239173cm 6.87635050692754cm)" svg:viewBox="0 0 2059 878" svg:d="M2059 5c-1298-81-2059 873-2059 873">
            <text:p/>
          </draw:path>
          <draw:line draw:style-name="gr11" draw:text-style-name="P1" draw:layer="layout" svg:x1="5.462cm" svg:y1="6cm" svg:x2="4.3cm" svg:y2="6cm">
            <text:p/>
          </draw:line>
          <draw:line draw:style-name="gr11" draw:text-style-name="P1" draw:layer="layout" svg:x1="5.372cm" svg:y1="5.6cm" svg:x2="4.3cm" svg:y2="5.6cm">
            <text:p/>
          </draw:line>
          <draw:line draw:style-name="gr11" draw:text-style-name="P1" draw:layer="layout" svg:x1="5.155cm" svg:y1="5.2cm" svg:x2="4.3cm" svg:y2="5.2cm">
            <text:p/>
          </draw:line>
          <draw:line draw:style-name="gr11" draw:text-style-name="P1" draw:layer="layout" svg:x1="5.372cm" svg:y1="6.4cm" svg:x2="4.3cm" svg:y2="6.4cm">
            <text:p/>
          </draw:line>
          <draw:line draw:style-name="gr11" draw:text-style-name="P1" draw:layer="layout" svg:x1="5.169cm" svg:y1="6.8cm" svg:x2="4.3cm" svg:y2="6.8cm">
            <text:p/>
          </draw:line>
        </draw:g>
        <draw:g>
          <draw:path draw:style-name="gr14" draw:text-style-name="P1" draw:layer="layout" svg:width="0.508cm" svg:height="1.995cm" draw:transform="rotate (-0.0624827872213978) translate (5cm 11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5.00030594557626cm 10.9951098960379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7.05482819239173cm 12.8763505069276cm)" svg:viewBox="0 0 2059 878" svg:d="M2059 5c-1298-81-2059 873-2059 873">
            <text:p/>
          </draw:path>
          <draw:line draw:style-name="gr11" draw:text-style-name="P1" draw:layer="layout" svg:x1="5.372cm" svg:y1="11.6cm" svg:x2="4.3cm" svg:y2="11.6cm">
            <text:p/>
          </draw:line>
          <draw:line draw:style-name="gr11" draw:text-style-name="P1" draw:layer="layout" svg:x1="5.372cm" svg:y1="12.4cm" svg:x2="4.3cm" svg:y2="12.4cm">
            <text:p/>
          </draw:line>
        </draw:g>
        <draw:g>
          <draw:path draw:style-name="gr14" draw:text-style-name="P1" draw:layer="layout" svg:width="0.508cm" svg:height="1.995cm" draw:transform="rotate (-0.0624827872213978) translate (5cm 8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5.00030594557626cm 7.99510989603785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7.05482819239173cm 9.87635050692754cm)" svg:viewBox="0 0 2059 878" svg:d="M2059 5c-1298-81-2059 873-2059 873">
            <text:p/>
          </draw:path>
          <draw:line draw:style-name="gr11" draw:text-style-name="P1" draw:layer="layout" svg:x1="5.422cm" svg:y1="8.8cm" svg:x2="4.3cm" svg:y2="8.8cm">
            <text:p/>
          </draw:line>
          <draw:line draw:style-name="gr11" draw:text-style-name="P1" draw:layer="layout" svg:x1="5.3cm" svg:y1="8.4cm" svg:x2="4.3cm" svg:y2="8.4cm">
            <text:p/>
          </draw:line>
          <draw:line draw:style-name="gr11" draw:text-style-name="P1" draw:layer="layout" svg:x1="5.428cm" svg:y1="9.2cm" svg:x2="4.3cm" svg:y2="9.2cm">
            <text:p/>
          </draw:line>
          <draw:line draw:style-name="gr11" draw:text-style-name="P1" draw:layer="layout" svg:x1="5.291cm" svg:y1="9.6cm" svg:x2="4.3cm" svg:y2="9.6cm">
            <text:p/>
          </draw:line>
        </draw:g>
        <draw:g>
          <draw:path draw:style-name="gr14" draw:text-style-name="P1" draw:layer="layout" svg:width="0.508cm" svg:height="1.995cm" draw:transform="rotate (-0.0624827872213978) translate (9cm 5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9.00030594557627cm 4.99510989603785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11.0548281923917cm 6.87635050692754cm)" svg:viewBox="0 0 2059 878" svg:d="M2059 5c-1298-81-2059 873-2059 873">
            <text:p/>
          </draw:path>
          <draw:line draw:style-name="gr11" draw:text-style-name="P1" draw:layer="layout" svg:x1="9.462cm" svg:y1="6cm" svg:x2="8.3cm" svg:y2="6cm">
            <text:p/>
          </draw:line>
          <draw:line draw:style-name="gr11" draw:text-style-name="P1" draw:layer="layout" svg:x1="9.372cm" svg:y1="5.6cm" svg:x2="8.3cm" svg:y2="5.6cm">
            <text:p/>
          </draw:line>
          <draw:line draw:style-name="gr11" draw:text-style-name="P1" draw:layer="layout" svg:x1="9.155cm" svg:y1="5.2cm" svg:x2="8.3cm" svg:y2="5.2cm">
            <text:p/>
          </draw:line>
          <draw:line draw:style-name="gr11" draw:text-style-name="P1" draw:layer="layout" svg:x1="9.372cm" svg:y1="6.4cm" svg:x2="8.3cm" svg:y2="6.4cm">
            <text:p/>
          </draw:line>
          <draw:line draw:style-name="gr11" draw:text-style-name="P1" draw:layer="layout" svg:x1="9.169cm" svg:y1="6.8cm" svg:x2="8.3cm" svg:y2="6.8cm">
            <text:p/>
          </draw:line>
          <draw:custom-shape draw:style-name="gr13" draw:text-style-name="P1" draw:layer="layout" svg:width="0.2cm" svg:height="0.2cm" svg:x="11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1" draw:layer="layout" svg:width="0.508cm" svg:height="1.995cm" draw:transform="rotate (-0.0624827872213978) translate (9cm 11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9.00030594557626cm 10.9951098960379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11.0548281923917cm 12.8763505069276cm)" svg:viewBox="0 0 2059 878" svg:d="M2059 5c-1298-81-2059 873-2059 873">
            <text:p/>
          </draw:path>
          <draw:line draw:style-name="gr11" draw:text-style-name="P1" draw:layer="layout" svg:x1="9.372cm" svg:y1="11.6cm" svg:x2="8.3cm" svg:y2="11.6cm">
            <text:p/>
          </draw:line>
          <draw:line draw:style-name="gr11" draw:text-style-name="P1" draw:layer="layout" svg:x1="9.372cm" svg:y1="12.4cm" svg:x2="8.3cm" svg:y2="12.4cm">
            <text:p/>
          </draw:line>
          <draw:custom-shape draw:style-name="gr13" draw:text-style-name="P1" draw:layer="layout" svg:width="0.2cm" svg:height="0.2cm" svg:x="1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1" draw:layer="layout" svg:width="0.508cm" svg:height="1.995cm" draw:transform="rotate (-0.0624827872213978) translate (9cm 8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9.00030594557626cm 7.99510989603785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11.0548281923917cm 9.87635050692754cm)" svg:viewBox="0 0 2059 878" svg:d="M2059 5c-1298-81-2059 873-2059 873">
            <text:p/>
          </draw:path>
          <draw:line draw:style-name="gr11" draw:text-style-name="P1" draw:layer="layout" svg:x1="9.422cm" svg:y1="8.8cm" svg:x2="8.3cm" svg:y2="8.8cm">
            <text:p/>
          </draw:line>
          <draw:line draw:style-name="gr11" draw:text-style-name="P1" draw:layer="layout" svg:x1="9.3cm" svg:y1="8.4cm" svg:x2="8.3cm" svg:y2="8.4cm">
            <text:p/>
          </draw:line>
          <draw:line draw:style-name="gr11" draw:text-style-name="P1" draw:layer="layout" svg:x1="9.428cm" svg:y1="9.2cm" svg:x2="8.3cm" svg:y2="9.2cm">
            <text:p/>
          </draw:line>
          <draw:line draw:style-name="gr11" draw:text-style-name="P1" draw:layer="layout" svg:x1="9.291cm" svg:y1="9.6cm" svg:x2="8.3cm" svg:y2="9.6cm">
            <text:p/>
          </draw:line>
          <draw:custom-shape draw:style-name="gr13" draw:text-style-name="P1" draw:layer="layout" svg:width="0.2cm" svg:height="0.2cm" svg:x="11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1" draw:layer="layout" svg:x1="5.554cm" svg:y1="15.5cm" svg:x2="4.482cm" svg:y2="15.5cm">
            <text:p/>
          </draw:line>
          <draw:line draw:style-name="gr11" draw:text-style-name="P1" draw:layer="layout" svg:x1="5.554cm" svg:y1="16.3cm" svg:x2="4.482cm" svg:y2="16.3cm">
            <text:p/>
          </draw:line>
          <draw:custom-shape draw:style-name="gr15" draw:text-style-name="P1" draw:layer="layout" svg:width="2.7cm" svg:height="2cm" svg:x="4.2cm" svg:y="14.9cm">
            <text:p/>
            <draw:enhanced-geometry draw:glue-point-type="segments" draw:type="mso-spt100" draw:modifiers="89.8396363817258 -89.844806596261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page>
      <draw:page draw:name="page4" draw:style-name="dp1" draw:master-page-name="Padrão">
        <draw:g>
          <draw:g>
            <draw:line draw:style-name="gr5" draw:text-style-name="P1" draw:layer="layout" svg:x1="2.5cm" svg:y1="6.1cm" svg:x2="3.3cm" svg:y2="6.1cm">
              <text:p/>
            </draw:line>
            <draw:line draw:style-name="gr5" draw:text-style-name="P1" draw:layer="layout" svg:x1="3.3cm" svg:y1="5.1cm" svg:x2="3.3cm" svg:y2="6.1cm">
              <text:p/>
            </draw:line>
            <draw:line draw:style-name="gr5" draw:text-style-name="P1" draw:layer="layout" svg:x1="4.1cm" svg:y1="6.1cm" svg:x2="4.9cm" svg:y2="6.1cm">
              <text:p/>
            </draw:line>
            <draw:line draw:style-name="gr5" draw:text-style-name="P1" draw:layer="layout" svg:x1="5.7cm" svg:y1="6.1cm" svg:x2="6.5cm" svg:y2="6.1cm">
              <text:p/>
            </draw:line>
            <draw:line draw:style-name="gr5" draw:text-style-name="P1" draw:layer="layout" svg:x1="3.3cm" svg:y1="5.1cm" svg:x2="4.1cm" svg:y2="5.1cm">
              <text:p/>
            </draw:line>
            <draw:line draw:style-name="gr5" draw:text-style-name="P1" draw:layer="layout" svg:x1="4.9cm" svg:y1="5.1cm" svg:x2="5.7cm" svg:y2="5.1cm">
              <text:p/>
            </draw:line>
            <draw:line draw:style-name="gr5" draw:text-style-name="P1" draw:layer="layout" svg:x1="4.1cm" svg:y1="5.1cm" svg:x2="4.1cm" svg:y2="6.1cm">
              <text:p/>
            </draw:line>
            <draw:line draw:style-name="gr5" draw:text-style-name="P1" draw:layer="layout" svg:x1="4.9cm" svg:y1="5.1cm" svg:x2="4.9cm" svg:y2="6.1cm">
              <text:p/>
            </draw:line>
            <draw:line draw:style-name="gr5" draw:text-style-name="P1" draw:layer="layout" svg:x1="5.7cm" svg:y1="5.1cm" svg:x2="5.7cm" svg:y2="6.1cm">
              <text:p/>
            </draw:line>
          </draw:g>
          <draw:custom-shape draw:style-name="gr16" draw:text-style-name="P1" draw:layer="layout" svg:width="5cm" svg:height="3cm" svg:x="2cm" svg:y="4.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7cm" svg:y1="5.566cm" svg:x2="7.7cm" svg:y2="5.566cm">
            <text:p/>
          </draw:line>
          <draw:line draw:style-name="gr7" draw:text-style-name="P5" draw:layer="layout" svg:x1="7.201cm" svg:y1="5.4cm" svg:x2="7.501cm" svg:y2="5.7cm">
            <text:p text:style-name="P1"><text:span text:style-name="T5"><text:s text:c="7"/></text:span><text:span text:style-name="T5">1</text:span></text:p>
          </draw:line>
        </draw:g>
        <draw:frame draw:style-name="gr3" draw:text-style-name="P6" draw:layer="layout" svg:width="6.505cm" svg:height="1.673cm" svg:x="7.702cm" svg:y="0.786cm">
          <draw:text-box>
            <text:p><text:span text:style-name="T7">Geradores</text:span></text:p>
          </draw:text-box>
        </draw:frame>
      </draw:page>
      <draw:page draw:name="page5" draw:style-name="dp1" draw:master-page-name="Padrão">
        <draw:g>
          <draw:line draw:style-name="gr5" draw:text-style-name="P1" draw:layer="layout" svg:x1="2cm" svg:y1="3cm" svg:x2="3cm" svg:y2="3cm">
            <text:p/>
          </draw:line>
          <draw:line draw:style-name="gr5" draw:text-style-name="P1" draw:layer="layout" svg:x1="3cm" svg:y1="3cm" svg:x2="3cm" svg:y2="4cm">
            <text:p/>
          </draw:line>
          <draw:line draw:style-name="gr5" draw:text-style-name="P1" draw:layer="layout" svg:x1="2cm" svg:y1="3cm" svg:x2="2cm" svg:y2="4cm">
            <text:p/>
          </draw:line>
          <draw:line draw:style-name="gr5" draw:text-style-name="P1" draw:layer="layout" svg:x1="3cm" svg:y1="4cm" svg:x2="4cm" svg:y2="4cm">
            <text:p/>
          </draw:line>
        </draw:g>
        <draw:frame draw:style-name="gr3" draw:text-style-name="P6" draw:layer="layout" svg:width="10.031cm" svg:height="1.673cm" svg:x="7.703cm" svg:y="0.787cm">
          <draw:text-box>
            <text:p><text:span text:style-name="T7">Formas de Onda</text:span></text:p>
          </draw:text-box>
        </draw:frame>
        <draw:g>
          <draw:line draw:style-name="gr17" draw:text-style-name="P1" draw:layer="layout" svg:x1="2cm" svg:y1="5cm" svg:x2="12cm" svg:y2="5cm">
            <text:p/>
          </draw:line>
          <draw:line draw:style-name="gr17" draw:text-style-name="P1" draw:layer="layout" svg:x1="2cm" svg:y1="6cm" svg:x2="12cm" svg:y2="6cm">
            <text:p/>
          </draw:line>
          <draw:line draw:style-name="gr17" draw:text-style-name="P1" draw:layer="layout" svg:x1="3cm" svg:y1="5cm" svg:x2="3cm" svg:y2="6cm">
            <text:p/>
          </draw:line>
          <draw:line draw:style-name="gr17" draw:text-style-name="P1" draw:layer="layout" svg:x1="4cm" svg:y1="5cm" svg:x2="4cm" svg:y2="6cm">
            <text:p/>
          </draw:line>
          <draw:line draw:style-name="gr17" draw:text-style-name="P1" draw:layer="layout" svg:x1="5cm" svg:y1="5cm" svg:x2="5cm" svg:y2="6cm">
            <text:p/>
          </draw:line>
          <draw:line draw:style-name="gr17" draw:text-style-name="P1" draw:layer="layout" svg:x1="6cm" svg:y1="5cm" svg:x2="6cm" svg:y2="6cm">
            <text:p/>
          </draw:line>
          <draw:line draw:style-name="gr17" draw:text-style-name="P1" draw:layer="layout" svg:x1="7cm" svg:y1="5cm" svg:x2="7cm" svg:y2="6cm">
            <text:p/>
          </draw:line>
          <draw:line draw:style-name="gr17" draw:text-style-name="P1" draw:layer="layout" svg:x1="8cm" svg:y1="5cm" svg:x2="8cm" svg:y2="6cm">
            <text:p/>
          </draw:line>
          <draw:line draw:style-name="gr17" draw:text-style-name="P1" draw:layer="layout" svg:x1="9cm" svg:y1="5cm" svg:x2="9cm" svg:y2="6cm">
            <text:p/>
          </draw:line>
          <draw:line draw:style-name="gr17" draw:text-style-name="P1" draw:layer="layout" svg:x1="10cm" svg:y1="5cm" svg:x2="10cm" svg:y2="6cm">
            <text:p/>
          </draw:line>
          <draw:line draw:style-name="gr17" draw:text-style-name="P1" draw:layer="layout" svg:x1="11cm" svg:y1="5cm" svg:x2="11cm" svg:y2="6cm">
            <text:p/>
          </draw:line>
          <draw:line draw:style-name="gr17" draw:text-style-name="P1" draw:layer="layout" svg:x1="12cm" svg:y1="5cm" svg:x2="12cm" svg:y2="6cm">
            <text:p/>
          </draw:line>
          <draw:line draw:style-name="gr17" draw:text-style-name="P1" draw:layer="layout" svg:x1="2cm" svg:y1="5cm" svg:x2="2cm" svg:y2="6cm">
            <text:p/>
          </draw:line>
        </draw:g>
      </draw:page>
      <draw:page draw:name="page6" draw:style-name="dp1" draw:master-page-name="Padrão">
        <draw:frame draw:style-name="gr3" draw:text-style-name="P6" draw:layer="layout" svg:width="14.912cm" svg:height="1.673cm" svg:x="3.2cm" svg:y="0.8cm">
          <draw:text-box>
            <text:p><text:span text:style-name="T7">Componentes Analógicos</text:span></text:p>
          </draw:text-box>
        </draw:frame>
        <draw:g>
          <draw:line draw:style-name="gr18" draw:text-style-name="P1" draw:layer="layout" svg:x1="3cm" svg:y1="5cm" svg:x2="3cm" svg:y2="3cm">
            <text:p/>
          </draw:line>
          <draw:frame draw:style-name="gr3" draw:layer="layout" svg:width="1.831cm" svg:height="1.063cm" svg:x="3cm" svg:y="2.9cm">
            <draw:text-box>
              <text:p>+V<text:span text:style-name="T11">CC</text:span></text:p>
            </draw:text-box>
          </draw:frame>
        </draw:g>
        <draw:g>
          <draw:frame draw:style-name="gr19" draw:text-style-name="P9" draw:layer="layout" svg:width="1.09cm" svg:height="0.975cm" svg:x="3.136cm" svg:y="9cm">
            <draw:text-box>
              <text:p><text:span text:style-name="T1">R</text:span><text:span text:style-name="T12">1</text:span></text:p>
            </draw:text-box>
          </draw:frame>
          <draw:frame draw:style-name="gr20" draw:text-style-name="P9" draw:layer="layout" svg:width="1.531cm" svg:height="0.988cm" svg:x="3.136cm" svg:y="9.534cm">
            <draw:text-box>
              <text:p><text:span text:style-name="T1">1k</text:span><text:span text:style-name="T13"></text:span></text:p>
            </draw:text-box>
          </draw:frame>
          <draw:line draw:style-name="gr5" draw:text-style-name="P1" draw:layer="layout" svg:x1="2.968cm" svg:y1="9cm" svg:x2="2.968cm" svg:y2="9.206cm">
            <text:p/>
          </draw:line>
          <draw:line draw:style-name="gr14" draw:text-style-name="P1" draw:layer="layout" svg:x1="2.968cm" svg:y1="9.206cm" svg:x2="3.136cm" svg:y2="9.288cm">
            <text:p/>
          </draw:line>
          <draw:line draw:style-name="gr14" draw:text-style-name="P1" draw:layer="layout" svg:x1="2.8cm" svg:y1="9.453cm" svg:x2="3.137cm" svg:y2="9.288cm">
            <text:p/>
          </draw:line>
          <draw:line draw:style-name="gr14" draw:text-style-name="P1" draw:layer="layout" svg:x1="2.8cm" svg:y1="9.453cm" svg:x2="3.137cm" svg:y2="9.618cm">
            <text:p/>
          </draw:line>
          <draw:line draw:style-name="gr14" draw:text-style-name="P1" draw:layer="layout" svg:x1="2.8cm" svg:y1="9.783cm" svg:x2="3.137cm" svg:y2="9.618cm">
            <text:p/>
          </draw:line>
          <draw:line draw:style-name="gr14" draw:text-style-name="P1" draw:layer="layout" svg:x1="2.8cm" svg:y1="9.782cm" svg:x2="3.137cm" svg:y2="9.947cm">
            <text:p/>
          </draw:line>
          <draw:line draw:style-name="gr14" draw:text-style-name="P1" draw:layer="layout" svg:x1="2.8cm" svg:y1="10.112cm" svg:x2="3.137cm" svg:y2="9.947cm">
            <text:p/>
          </draw:line>
          <draw:line draw:style-name="gr14" draw:text-style-name="P1" draw:layer="layout" svg:x1="2.8cm" svg:y1="10.112cm" svg:x2="2.968cm" svg:y2="10.194cm">
            <text:p/>
          </draw:line>
          <draw:line draw:style-name="gr5" draw:text-style-name="P1" draw:layer="layout" svg:x1="2.968cm" svg:y1="10.194cm" svg:x2="2.968cm" svg:y2="10.4cm">
            <text:p/>
          </draw:line>
        </draw:g>
        <draw:g>
          <draw:line draw:style-name="gr5" draw:text-style-name="P1" draw:layer="layout" svg:x1="6cm" svg:y1="3cm" svg:x2="6cm" svg:y2="3.6cm">
            <text:p/>
          </draw:line>
          <draw:line draw:style-name="gr5" draw:text-style-name="P1" draw:layer="layout" svg:x1="5.4cm" svg:y1="3.6cm" svg:x2="6.6cm" svg:y2="3.6cm">
            <text:p/>
          </draw:line>
          <draw:line draw:style-name="gr5" draw:text-style-name="P1" draw:layer="layout" svg:x1="5.6cm" svg:y1="3.8cm" svg:x2="6.4cm" svg:y2="3.8cm">
            <text:p/>
          </draw:line>
          <draw:line draw:style-name="gr5" draw:text-style-name="P1" draw:layer="layout" svg:x1="5.8cm" svg:y1="4cm" svg:x2="6.2cm" svg:y2="4cm">
            <text:p/>
          </draw:line>
        </draw:g>
        <draw:g>
          <draw:line draw:style-name="gr5" draw:text-style-name="P1" draw:layer="layout" svg:x1="2.997cm" svg:y1="11.998cm" svg:x2="2.997cm" svg:y2="12.896cm">
            <text:p/>
          </draw:line>
          <draw:line draw:style-name="gr5" draw:text-style-name="P1" draw:layer="layout" svg:x1="2.548cm" svg:y1="12.896cm" svg:x2="3.446cm" svg:y2="12.896cm">
            <text:p/>
          </draw:line>
          <draw:line draw:style-name="gr5" draw:text-style-name="P1" draw:layer="layout" svg:x1="2.548cm" svg:y1="13.102cm" svg:x2="3.446cm" svg:y2="13.102cm">
            <text:p/>
          </draw:line>
          <draw:line draw:style-name="gr5" draw:text-style-name="P1" draw:layer="layout" svg:x1="2.997cm" svg:y1="13.102cm" svg:x2="2.997cm" svg:y2="14cm">
            <text:p/>
          </draw:line>
          <draw:frame draw:style-name="gr3" draw:text-style-name="P9" draw:layer="layout" svg:width="1.09cm" svg:height="0.975cm" svg:x="3.298cm" svg:y="12.1cm">
            <draw:text-box>
              <text:p><text:span text:style-name="T1">C</text:span><text:span text:style-name="T12">1</text:span></text:p>
            </draw:text-box>
          </draw:frame>
          <draw:frame draw:style-name="gr3" draw:text-style-name="P9" draw:layer="layout" svg:width="1.484cm" svg:height="0.988cm" svg:x="3.298cm" svg:y="12.801cm">
            <draw:text-box>
              <text:p><text:span text:style-name="T1">1</text:span><text:span text:style-name="T13"></text:span><text:span text:style-name="T14">F</text:span></text:p>
            </draw:text-box>
          </draw:frame>
        </draw:g>
        <draw:custom-shape draw:style-name="gr21" draw:text-style-name="P1" draw:layer="layout" svg:width="0.2cm" svg:height="0.2cm" svg:x="4.9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3.047cm" svg:y1="20cm" svg:x2="3.047cm" svg:y2="20.5cm">
            <text:p/>
          </draw:line>
          <draw:custom-shape draw:style-name="gr22" draw:text-style-name="P1" draw:layer="layout" svg:width="0.1cm" svg:height="0.1cm" svg:x="2.997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047cm" svg:y1="21.6cm" svg:x2="3.047cm" svg:y2="21.1cm">
            <text:p/>
          </draw:line>
          <draw:custom-shape draw:style-name="gr22" draw:text-style-name="P1" draw:layer="layout" svg:width="0.1cm" svg:height="0.1cm" svg:x="2.997cm" svg:y="2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017cm" svg:y1="20.986cm" svg:x2="2.767cm" svg:y2="20.553cm">
            <text:p/>
          </draw:line>
          <draw:frame draw:style-name="gr23" draw:text-style-name="P9" draw:layer="layout" svg:width="1.061cm" svg:height="0.975cm" svg:x="2.966cm" svg:y="20.311cm">
            <draw:text-box>
              <text:p><text:span text:style-name="T1">S</text:span><text:span text:style-name="T12">1</text:span></text:p>
            </draw:text-box>
          </draw:frame>
        </draw:g>
        <draw:custom-shape draw:style-name="gr13" draw:text-style-name="P1" draw:layer="layout" svg:width="0.2cm" svg:height="0.2cm" svg:x="4.9cm" svg:y="2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1" draw:layer="layout" svg:width="0.2cm" svg:height="0.2cm" svg:x="2.9cm" svg:y="2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cm" svg:y1="24.1cm" svg:x2="3cm" svg:y2="25cm">
            <text:p/>
          </draw:line>
        </draw:g>
        <draw:g>
          <draw:line draw:style-name="gr5" draw:text-style-name="P1" draw:layer="layout" svg:x1="3.028cm" svg:y1="16cm" svg:x2="3.028cm" svg:y2="16.4cm">
            <text:p/>
          </draw:line>
          <draw:line draw:style-name="gr5" draw:text-style-name="P1" draw:layer="layout" svg:x1="3.028cm" svg:y1="17.6cm" svg:x2="3.028cm" svg:y2="18cm">
            <text:p/>
          </draw:line>
          <draw:frame draw:style-name="gr19" draw:text-style-name="P9" draw:layer="layout" svg:width="0.997cm" svg:height="0.975cm" svg:x="3.169cm" svg:y="16.4cm">
            <draw:text-box>
              <text:p><text:span text:style-name="T1">L</text:span><text:span text:style-name="T12">1</text:span></text:p>
            </draw:text-box>
          </draw:frame>
          <draw:frame draw:style-name="gr20" draw:text-style-name="P9" draw:layer="layout" svg:width="1.691cm" svg:height="0.988cm" svg:x="3.169cm" svg:y="16.934cm">
            <draw:text-box>
              <text:p><text:span text:style-name="T1">1</text:span><text:span text:style-name="T15">m</text:span><text:span text:style-name="T13">H</text:span></text:p>
            </draw:text-box>
          </draw:frame>
          <draw:path draw:style-name="gr5" draw:text-style-name="P1" draw:layer="layout" svg:width="0.3cm" svg:height="0.317cm" draw:transform="rotate (-1.67045462708377) translate (3.31687311049733cm 16.428013629392cm)" svg:viewBox="0 0 301 318" svg:d="M4 318c-40-398 258-436 297-38">
            <text:p/>
          </draw:path>
          <draw:path draw:style-name="gr5" draw:text-style-name="P1" draw:layer="layout" svg:width="0.3cm" svg:height="0.317cm" draw:transform="rotate (-1.67045462708377) translate (3.31687311049733cm 16.728013629392cm)" svg:viewBox="0 0 301 318" svg:d="M4 318c-40-398 258-436 297-38">
            <text:p/>
          </draw:path>
          <draw:path draw:style-name="gr5" draw:text-style-name="P1" draw:layer="layout" svg:width="0.3cm" svg:height="0.317cm" draw:transform="rotate (-1.67045462708377) translate (3.31687311049733cm 17.028013629392cm)" svg:viewBox="0 0 301 318" svg:d="M4 318c-40-398 258-436 297-38">
            <text:p/>
          </draw:path>
          <draw:path draw:style-name="gr5" draw:text-style-name="P1" draw:layer="layout" svg:width="0.3cm" svg:height="0.317cm" draw:transform="rotate (-1.67045462708377) translate (3.31687311049733cm 17.328013629392cm)" svg:viewBox="0 0 301 318" svg:d="M4 318c-40-398 258-436 297-38">
            <text:p/>
          </draw:path>
        </draw:g>
        <draw:g>
          <draw:line draw:style-name="gr5" draw:text-style-name="P1" draw:layer="layout" svg:x1="9cm" svg:y1="3cm" svg:x2="9cm" svg:y2="3.6cm">
            <text:p/>
          </draw:line>
          <draw:line draw:style-name="gr5" draw:text-style-name="P1" draw:layer="layout" svg:x1="8.4cm" svg:y1="3.6cm" svg:x2="9.6cm" svg:y2="3.6cm">
            <text:p/>
          </draw:line>
          <draw:line draw:style-name="gr5" draw:text-style-name="P1" draw:layer="layout" svg:x1="8.8cm" svg:y1="3.8cm" svg:x2="9.2cm" svg:y2="3.8cm">
            <text:p/>
          </draw:line>
          <draw:line draw:style-name="gr5" draw:text-style-name="P1" draw:layer="layout" svg:x1="8.4cm" svg:y1="3.6cm" svg:x2="9.6cm" svg:y2="3.6cm">
            <text:p/>
          </draw:line>
          <draw:line draw:style-name="gr5" draw:text-style-name="P1" draw:layer="layout" svg:x1="9cm" svg:y1="3.8cm" svg:x2="9cm" svg:y2="4.4cm">
            <text:p/>
          </draw:line>
          <draw:frame draw:style-name="gr3" draw:text-style-name="P9" draw:layer="layout" svg:width="1.061cm" svg:height="0.975cm" svg:x="8.039cm" svg:y="2.731cm">
            <draw:text-box>
              <text:p><text:span text:style-name="T1">V</text:span><text:span text:style-name="T12">0</text:span></text:p>
            </draw:text-box>
          </draw:frame>
        </draw:g>
        <draw:g>
          <draw:frame draw:style-name="gr19" draw:text-style-name="P9" draw:layer="layout" svg:width="1.09cm" svg:height="0.975cm" svg:x="6.17cm" svg:y="9.2cm">
            <draw:text-box>
              <text:p><text:span text:style-name="T1">R</text:span><text:span text:style-name="T12">1</text:span></text:p>
            </draw:text-box>
          </draw:frame>
          <draw:line draw:style-name="gr5" draw:text-style-name="P1" draw:layer="layout" svg:x1="6.002cm" svg:y1="9cm" svg:x2="6.002cm" svg:y2="9.206cm">
            <text:p/>
          </draw:line>
          <draw:line draw:style-name="gr14" draw:text-style-name="P1" draw:layer="layout" svg:x1="6.002cm" svg:y1="9.206cm" svg:x2="6.17cm" svg:y2="9.288cm">
            <text:p/>
          </draw:line>
          <draw:line draw:style-name="gr14" draw:text-style-name="P1" draw:layer="layout" svg:x1="5.834cm" svg:y1="9.453cm" svg:x2="6.171cm" svg:y2="9.288cm">
            <text:p/>
          </draw:line>
          <draw:line draw:style-name="gr14" draw:text-style-name="P1" draw:layer="layout" svg:x1="5.834cm" svg:y1="9.453cm" svg:x2="6.171cm" svg:y2="9.618cm">
            <text:p/>
          </draw:line>
          <draw:line draw:style-name="gr14" draw:text-style-name="P1" draw:layer="layout" svg:x1="5.834cm" svg:y1="9.783cm" svg:x2="6.171cm" svg:y2="9.618cm">
            <text:p/>
          </draw:line>
          <draw:line draw:style-name="gr14" draw:text-style-name="P1" draw:layer="layout" svg:x1="5.834cm" svg:y1="9.782cm" svg:x2="6.171cm" svg:y2="9.947cm">
            <text:p/>
          </draw:line>
          <draw:line draw:style-name="gr14" draw:text-style-name="P1" draw:layer="layout" svg:x1="5.834cm" svg:y1="10.112cm" svg:x2="6.171cm" svg:y2="9.947cm">
            <text:p/>
          </draw:line>
          <draw:line draw:style-name="gr14" draw:text-style-name="P1" draw:layer="layout" svg:x1="5.834cm" svg:y1="10.112cm" svg:x2="6.002cm" svg:y2="10.194cm">
            <text:p/>
          </draw:line>
          <draw:line draw:style-name="gr5" draw:text-style-name="P1" draw:layer="layout" svg:x1="6.002cm" svg:y1="10.194cm" svg:x2="6.002cm" svg:y2="10.4cm">
            <text:p/>
          </draw:line>
        </draw:g>
        <draw:g>
          <draw:frame draw:style-name="gr19" draw:text-style-name="P9" draw:layer="layout" svg:width="1.061cm" svg:height="0.975cm" svg:x="9.21cm" svg:y="9.1cm">
            <draw:text-box>
              <text:p><text:span text:style-name="T1">P</text:span><text:span text:style-name="T12">1</text:span></text:p>
            </draw:text-box>
          </draw:frame>
          <draw:line draw:style-name="gr5" draw:text-style-name="P1" draw:layer="layout" svg:x1="9.042cm" svg:y1="9cm" svg:x2="9.042cm" svg:y2="9.206cm">
            <text:p/>
          </draw:line>
          <draw:line draw:style-name="gr14" draw:text-style-name="P1" draw:layer="layout" svg:x1="9.042cm" svg:y1="9.206cm" svg:x2="9.21cm" svg:y2="9.288cm">
            <text:p/>
          </draw:line>
          <draw:line draw:style-name="gr14" draw:text-style-name="P1" draw:layer="layout" svg:x1="8.874cm" svg:y1="9.453cm" svg:x2="9.211cm" svg:y2="9.288cm">
            <text:p/>
          </draw:line>
          <draw:line draw:style-name="gr14" draw:text-style-name="P1" draw:layer="layout" svg:x1="8.874cm" svg:y1="9.453cm" svg:x2="9.211cm" svg:y2="9.618cm">
            <text:p/>
          </draw:line>
          <draw:line draw:style-name="gr14" draw:text-style-name="P1" draw:layer="layout" svg:x1="8.874cm" svg:y1="9.783cm" svg:x2="9.211cm" svg:y2="9.618cm">
            <text:p/>
          </draw:line>
          <draw:line draw:style-name="gr14" draw:text-style-name="P1" draw:layer="layout" svg:x1="8.874cm" svg:y1="9.782cm" svg:x2="9.211cm" svg:y2="9.947cm">
            <text:p/>
          </draw:line>
          <draw:line draw:style-name="gr14" draw:text-style-name="P1" draw:layer="layout" svg:x1="8.874cm" svg:y1="10.112cm" svg:x2="9.211cm" svg:y2="9.947cm">
            <text:p/>
          </draw:line>
          <draw:line draw:style-name="gr14" draw:text-style-name="P1" draw:layer="layout" svg:x1="8.874cm" svg:y1="10.112cm" svg:x2="9.042cm" svg:y2="10.194cm">
            <text:p/>
          </draw:line>
          <draw:line draw:style-name="gr5" draw:text-style-name="P1" draw:layer="layout" svg:x1="9.042cm" svg:y1="11.194cm" svg:x2="9.042cm" svg:y2="11.4cm">
            <text:p/>
          </draw:line>
          <draw:line draw:style-name="gr14" draw:text-style-name="P1" draw:layer="layout" svg:x1="9.043cm" svg:y1="10.191cm" svg:x2="9.211cm" svg:y2="10.273cm">
            <text:p/>
          </draw:line>
          <draw:line draw:style-name="gr14" draw:text-style-name="P1" draw:layer="layout" svg:x1="8.875cm" svg:y1="10.438cm" svg:x2="9.212cm" svg:y2="10.273cm">
            <text:p/>
          </draw:line>
          <draw:line draw:style-name="gr14" draw:text-style-name="P1" draw:layer="layout" svg:x1="8.875cm" svg:y1="10.438cm" svg:x2="9.212cm" svg:y2="10.603cm">
            <text:p/>
          </draw:line>
          <draw:line draw:style-name="gr14" draw:text-style-name="P1" draw:layer="layout" svg:x1="8.875cm" svg:y1="10.768cm" svg:x2="9.212cm" svg:y2="10.603cm">
            <text:p/>
          </draw:line>
          <draw:line draw:style-name="gr14" draw:text-style-name="P1" draw:layer="layout" svg:x1="8.875cm" svg:y1="10.767cm" svg:x2="9.212cm" svg:y2="10.932cm">
            <text:p/>
          </draw:line>
          <draw:line draw:style-name="gr14" draw:text-style-name="P1" draw:layer="layout" svg:x1="8.875cm" svg:y1="11.097cm" svg:x2="9.212cm" svg:y2="10.932cm">
            <text:p/>
          </draw:line>
          <draw:line draw:style-name="gr14" draw:text-style-name="P1" draw:layer="layout" svg:x1="8.875cm" svg:y1="11.097cm" svg:x2="9.043cm" svg:y2="11.179cm">
            <text:p/>
          </draw:line>
          <draw:line draw:style-name="gr24" draw:text-style-name="P1" draw:layer="layout" svg:x1="10.485cm" svg:y1="10.19cm" svg:x2="9.285cm" svg:y2="10.19cm">
            <text:p/>
          </draw:line>
          <draw:frame draw:style-name="gr3" draw:text-style-name="P3" draw:layer="layout" svg:width="0.786cm" svg:height="0.729cm" svg:x="9cm" svg:y="8.6cm">
            <draw:text-box>
              <text:p><text:span text:style-name="T2">A</text:span></text:p>
            </draw:text-box>
          </draw:frame>
          <draw:frame draw:style-name="gr3" draw:text-style-name="P3" draw:layer="layout" svg:width="0.786cm" svg:height="0.729cm" svg:x="9cm" svg:y="11.101cm">
            <draw:text-box>
              <text:p><text:span text:style-name="T2">B</text:span></text:p>
            </draw:text-box>
          </draw:frame>
        </draw:g>
        <draw:g>
          <draw:frame draw:style-name="gr3" draw:text-style-name="P9" draw:layer="layout" svg:width="0.841cm" svg:height="0.975cm" svg:x="10.74cm" svg:y="2.932cm">
            <draw:text-box>
              <text:p><text:span text:style-name="T1">I</text:span><text:span text:style-name="T12">0</text:span></text:p>
            </draw:text-box>
          </draw:frame>
          <draw:g>
            <draw:line draw:style-name="gr25" draw:text-style-name="P1" draw:layer="layout" svg:x1="12.004cm" svg:y1="3.243cm" svg:x2="12.005cm" svg:y2="4.393cm">
              <text:p/>
            </draw:line>
            <draw:custom-shape draw:style-name="gr22" draw:text-style-name="P1" draw:layer="layout" svg:width="1.149cm" svg:height="1.149cm" svg:x="11.429cm" svg:y="3.2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" draw:text-style-name="P1" draw:layer="layout" svg:x1="12.003cm" svg:y1="3.293cm" svg:x2="12.003cm" svg:y2="2.993cm">
            <text:p/>
          </draw:line>
          <draw:line draw:style-name="gr5" draw:text-style-name="P1" draw:layer="layout" svg:x1="12.004cm" svg:y1="4.392cm" svg:x2="12.003cm" svg:y2="4.641cm">
            <text:p/>
          </draw:line>
        </draw:g>
        <draw:g>
          <draw:line draw:style-name="gr5" draw:text-style-name="P1" draw:layer="layout" svg:x1="14.998cm" svg:y1="3.3cm" svg:x2="14.348cm" svg:y2="3.95cm">
            <text:p/>
          </draw:line>
          <draw:line draw:style-name="gr5" draw:text-style-name="P1" draw:layer="layout" svg:x1="15.648cm" svg:y1="3.95cm" svg:x2="14.998cm" svg:y2="4.6cm">
            <text:p/>
          </draw:line>
          <draw:line draw:style-name="gr5" draw:text-style-name="P1" draw:layer="layout" svg:x1="14.348cm" svg:y1="3.95cm" svg:x2="14.998cm" svg:y2="4.6cm">
            <text:p/>
          </draw:line>
          <draw:line draw:style-name="gr5" draw:text-style-name="P1" draw:layer="layout" svg:x1="14.998cm" svg:y1="3.3cm" svg:x2="15.648cm" svg:y2="3.95cm">
            <text:p/>
          </draw:line>
          <draw:frame draw:style-name="gr26" draw:text-style-name="P3" draw:layer="layout" svg:width="0.748cm" svg:height="0.729cm" svg:x="14.63cm" svg:y="3.3cm">
            <draw:text-box>
              <text:p><text:span text:style-name="T2">+</text:span></text:p>
            </draw:text-box>
          </draw:frame>
          <draw:frame draw:style-name="gr26" draw:text-style-name="P3" draw:layer="layout" svg:width="0.739cm" svg:height="0.729cm" svg:x="14.639cm" svg:y="3.716cm">
            <draw:text-box>
              <text:p><text:span text:style-name="T16">_</text:span></text:p>
            </draw:text-box>
          </draw:frame>
          <draw:line draw:style-name="gr5" draw:text-style-name="P1" draw:layer="layout" svg:x1="15cm" svg:y1="4.6cm" svg:x2="15cm" svg:y2="4.9cm">
            <text:p/>
          </draw:line>
          <draw:line draw:style-name="gr5" draw:text-style-name="P1" draw:layer="layout" svg:x1="15cm" svg:y1="3.3cm" svg:x2="15cm" svg:y2="3cm">
            <text:p/>
          </draw:line>
          <draw:frame draw:style-name="gr3" draw:text-style-name="P3" draw:layer="layout" svg:width="2.006cm" svg:height="0.909cm" svg:x="15.3cm" svg:y="3.03cm">
            <draw:text-box>
              <text:p><text:span text:style-name="T2">V</text:span><text:span text:style-name="T17">1</text:span><text:span text:style-name="T2"> = </text:span><text:span text:style-name="T18">a</text:span><text:span text:style-name="T2"> i</text:span><text:span text:style-name="T17">x</text:span></text:p>
            </draw:text-box>
          </draw:frame>
        </draw:g>
        <draw:g>
          <draw:line draw:style-name="gr5" draw:text-style-name="P1" draw:layer="layout" svg:x1="17.986cm" svg:y1="3.3cm" svg:x2="17.336cm" svg:y2="3.95cm">
            <text:p/>
          </draw:line>
          <draw:line draw:style-name="gr5" draw:text-style-name="P1" draw:layer="layout" svg:x1="18.636cm" svg:y1="3.95cm" svg:x2="17.986cm" svg:y2="4.6cm">
            <text:p/>
          </draw:line>
          <draw:line draw:style-name="gr5" draw:text-style-name="P1" draw:layer="layout" svg:x1="17.336cm" svg:y1="3.95cm" svg:x2="17.986cm" svg:y2="4.6cm">
            <text:p/>
          </draw:line>
          <draw:line draw:style-name="gr5" draw:text-style-name="P1" draw:layer="layout" svg:x1="17.986cm" svg:y1="3.3cm" svg:x2="18.636cm" svg:y2="3.95cm">
            <text:p/>
          </draw:line>
          <draw:line draw:style-name="gr5" draw:text-style-name="P1" draw:layer="layout" svg:x1="17.988cm" svg:y1="4.6cm" svg:x2="17.988cm" svg:y2="4.9cm">
            <text:p/>
          </draw:line>
          <draw:line draw:style-name="gr5" draw:text-style-name="P1" draw:layer="layout" svg:x1="17.988cm" svg:y1="3.3cm" svg:x2="17.988cm" svg:y2="3cm">
            <text:p/>
          </draw:line>
          <draw:frame draw:style-name="gr3" draw:text-style-name="P3" draw:layer="layout" svg:width="1.925cm" svg:height="0.909cm" svg:x="18.288cm" svg:y="3.03cm">
            <draw:text-box>
              <text:p><text:span text:style-name="T2">I</text:span><text:span text:style-name="T17">1</text:span><text:span text:style-name="T2"> = </text:span><text:span text:style-name="T18">b</text:span><text:span text:style-name="T2"> v</text:span><text:span text:style-name="T17">x</text:span></text:p>
            </draw:text-box>
          </draw:frame>
          <draw:g>
            <draw:line draw:style-name="gr25" draw:text-style-name="P1" draw:layer="layout" svg:x1="17.991cm" svg:y1="3.342cm" svg:x2="18cm" svg:y2="4.6cm">
              <text:p/>
            </draw:line>
          </draw:g>
        </draw:g>
        <draw:g>
          <draw:frame draw:style-name="gr3" draw:text-style-name="P9" draw:layer="layout" svg:width="1.497cm" svg:height="0.975cm" svg:x="1.053cm" svg:y="6.245cm">
            <draw:text-box>
              <text:p><text:span text:style-name="T1">v</text:span><text:span text:style-name="T12">0</text:span><text:span text:style-name="T19">(t)</text:span></text:p>
            </draw:text-box>
          </draw:frame>
          <draw:g>
            <draw:custom-shape draw:style-name="gr22" draw:text-style-name="P1" draw:layer="layout" svg:width="1.149cm" svg:height="1.149cm" svg:x="2.442cm" svg:y="6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5" draw:text-style-name="P1" draw:layer="layout" svg:width="0.316cm" svg:height="0.068cm" draw:transform="skewX (0.160395758258279) rotate (0.623780674662773) translate (2.57759905615716cm 6.78315684665569cm)" svg:viewBox="0 0 317 69" svg:d="M0 69c287-146 317-16 317-16">
                <text:p/>
              </draw:path>
              <draw:path draw:style-name="gr5" draw:text-style-name="P1" draw:layer="layout" svg:width="0.316cm" svg:height="0.068cm" draw:transform="skewX (-0.160395758258279) rotate (-0.623780674662774) translate (2.80001227848612cm 6.59774799672191cm)" svg:viewBox="0 0 317 69" svg:d="M317 69c-287-146-317-16-317-16">
                <text:p/>
              </draw:path>
              <draw:path draw:style-name="gr5" draw:text-style-name="P1" draw:layer="layout" svg:width="0.316cm" svg:height="0.068cm" draw:transform="skewX (-0.160395758258279) rotate (2.51781197892702) translate (3.24498772151388cm 7.07925200327809cm)" svg:viewBox="0 0 317 69" svg:d="M317 69c-287-146-317-16-317-16">
                <text:p/>
              </draw:path>
              <draw:path draw:style-name="gr5" draw:text-style-name="P1" draw:layer="layout" svg:width="0.316cm" svg:height="0.068cm" draw:transform="skewX (0.160395758258279) rotate (-2.51781197892702) translate (3.46740094384284cm 6.89384315334431cm)" svg:viewBox="0 0 317 69" svg:d="M0 69c287-146 317-16 317-16">
                <text:p/>
              </draw:path>
            </draw:g>
          </draw:g>
          <draw:line draw:style-name="gr5" draw:text-style-name="P1" draw:layer="layout" svg:x1="3.016cm" svg:y1="6.306cm" svg:x2="3.016cm" svg:y2="6.006cm">
            <text:p/>
          </draw:line>
          <draw:line draw:style-name="gr5" draw:text-style-name="P1" draw:layer="layout" svg:x1="3.017cm" svg:y1="7.405cm" svg:x2="3.016cm" svg:y2="7.654cm">
            <text:p/>
          </draw:line>
        </draw:g>
        <draw:g>
          <draw:custom-shape draw:style-name="gr22" draw:text-style-name="P1" draw:layer="layout" svg:width="1cm" svg:height="0.5cm" svg:x="5.5cm" svg:y="16.74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6cm" svg:y1="16cm" svg:x2="6cm" svg:y2="16.7cm">
            <text:p/>
          </draw:line>
          <draw:line draw:style-name="gr5" draw:text-style-name="P1" draw:layer="layout" svg:x1="6cm" svg:y1="17.266cm" svg:x2="6cm" svg:y2="17.966cm">
            <text:p/>
          </draw:line>
          <draw:frame draw:style-name="gr19" draw:text-style-name="P9" draw:layer="layout" svg:width="1.404cm" svg:height="0.975cm" svg:x="6.37cm" svg:y="16.557cm">
            <draw:text-box>
              <text:p><text:span text:style-name="T1">RL</text:span><text:span text:style-name="T12">1</text:span></text:p>
            </draw:text-box>
          </draw:frame>
        </draw:g>
        <draw:g>
          <draw:g>
            <draw:line draw:style-name="gr5" draw:text-style-name="P1" draw:layer="layout" svg:x1="9.015cm" svg:y1="20cm" svg:x2="9.015cm" svg:y2="20.4cm">
              <text:p/>
            </draw:line>
            <draw:line draw:style-name="gr5" draw:text-style-name="P1" draw:layer="layout" svg:x1="9.015cm" svg:y1="21.6cm" svg:x2="9.015cm" svg:y2="22cm">
              <text:p/>
            </draw:line>
            <draw:frame draw:style-name="gr19" draw:text-style-name="P9" draw:layer="layout" svg:width="0.997cm" svg:height="0.975cm" svg:x="9.156cm" svg:y="19.9cm">
              <draw:text-box>
                <text:p><text:span text:style-name="T1">L</text:span><text:span text:style-name="T12">1</text:span></text:p>
              </draw:text-box>
            </draw:frame>
            <draw:path draw:style-name="gr5" draw:text-style-name="P1" draw:layer="layout" svg:width="0.3cm" svg:height="0.317cm" draw:transform="rotate (-1.67045462708377) translate (9.30387311049733cm 20.428013629392cm)" svg:viewBox="0 0 301 318" svg:d="M4 318c-40-398 258-436 297-38">
              <text:p/>
            </draw:path>
            <draw:path draw:style-name="gr5" draw:text-style-name="P1" draw:layer="layout" svg:width="0.3cm" svg:height="0.317cm" draw:transform="rotate (-1.67045462708377) translate (9.30387311049733cm 20.728013629392cm)" svg:viewBox="0 0 301 318" svg:d="M4 318c-40-398 258-436 297-38">
              <text:p/>
            </draw:path>
            <draw:path draw:style-name="gr5" draw:text-style-name="P1" draw:layer="layout" svg:width="0.3cm" svg:height="0.317cm" draw:transform="rotate (-1.67045462708377) translate (9.30387311049733cm 21.028013629392cm)" svg:viewBox="0 0 301 318" svg:d="M4 318c-40-398 258-436 297-38">
              <text:p/>
            </draw:path>
            <draw:path draw:style-name="gr5" draw:text-style-name="P1" draw:layer="layout" svg:width="0.3cm" svg:height="0.317cm" draw:transform="rotate (-1.67045462708377) translate (9.30387311049733cm 21.328013629392cm)" svg:viewBox="0 0 301 318" svg:d="M4 318c-40-398 258-436 297-38">
              <text:p/>
            </draw:path>
          </draw:g>
          <draw:g>
            <draw:line draw:style-name="gr5" draw:text-style-name="P1" draw:layer="layout" svg:x1="11.011cm" svg:y1="20.226cm" svg:x2="11.011cm" svg:y2="20.726cm">
              <text:p/>
            </draw:line>
            <draw:custom-shape draw:style-name="gr22" draw:text-style-name="P1" draw:layer="layout" svg:width="0.1cm" svg:height="0.1cm" svg:x="10.961cm" svg:y="20.7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1.011cm" svg:y1="21.826cm" svg:x2="11.011cm" svg:y2="21.326cm">
              <text:p/>
            </draw:line>
            <draw:custom-shape draw:style-name="gr22" draw:text-style-name="P1" draw:layer="layout" svg:width="0.1cm" svg:height="0.1cm" svg:x="10.961cm" svg:y="21.226cm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0.981cm" svg:y1="21.212cm" svg:x2="10.731cm" svg:y2="20.779cm">
              <text:p/>
            </draw:line>
            <draw:frame draw:style-name="gr23" draw:text-style-name="P9" draw:layer="layout" svg:width="1.061cm" svg:height="0.975cm" svg:x="10.93cm" svg:y="19.937cm">
              <draw:text-box>
                <text:p><text:span text:style-name="T1">S</text:span><text:span text:style-name="T12">1</text:span></text:p>
              </draw:text-box>
            </draw:frame>
          </draw:g>
          <draw:line draw:style-name="gr27" draw:text-style-name="P1" draw:layer="layout" svg:x1="9.176cm" svg:y1="21.009cm" svg:x2="11.388cm" svg:y2="21.009cm">
            <text:p/>
          </draw:line>
        </draw:g>
        <draw:g>
          <draw:g>
            <draw:line draw:style-name="gr5" draw:text-style-name="P1" draw:layer="layout" svg:x1="15.998cm" svg:y1="20.239cm" svg:x2="15.998cm" svg:y2="20.739cm">
              <text:p/>
            </draw:line>
            <draw:custom-shape draw:style-name="gr22" draw:text-style-name="P1" draw:layer="layout" svg:width="0.1cm" svg:height="0.1cm" svg:x="15.948cm" svg:y="20.7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5.998cm" svg:y1="21.839cm" svg:x2="15.998cm" svg:y2="21.339cm">
              <text:p/>
            </draw:line>
            <draw:custom-shape draw:style-name="gr22" draw:text-style-name="P1" draw:layer="layout" svg:width="0.1cm" svg:height="0.1cm" svg:x="15.948cm" svg:y="21.239cm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5.968cm" svg:y1="21.225cm" svg:x2="15.718cm" svg:y2="20.792cm">
              <text:p/>
            </draw:line>
            <draw:frame draw:style-name="gr28" draw:text-style-name="P9" draw:layer="layout" svg:width="1.061cm" svg:height="0.975cm" svg:x="15.917cm" svg:y="19.95cm">
              <draw:text-box>
                <text:p><text:span text:style-name="T1">S</text:span><text:span text:style-name="T12">1</text:span></text:p>
              </draw:text-box>
            </draw:frame>
          </draw:g>
          <draw:line draw:style-name="gr27" draw:text-style-name="P1" draw:layer="layout" svg:x1="14.5cm" svg:y1="20.991cm" svg:x2="16.375cm" svg:y2="20.991cm">
            <text:p/>
          </draw:line>
          <draw:g>
            <draw:custom-shape draw:style-name="gr22" draw:text-style-name="P1" draw:layer="layout" svg:width="1cm" svg:height="0.5cm" svg:x="13.476cm" svg:y="20.7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3.976cm" svg:y1="20cm" svg:x2="13.976cm" svg:y2="20.7cm">
              <text:p/>
            </draw:line>
            <draw:line draw:style-name="gr5" draw:text-style-name="P1" draw:layer="layout" svg:x1="13.976cm" svg:y1="21.266cm" svg:x2="13.976cm" svg:y2="21.966cm">
              <text:p/>
            </draw:line>
            <draw:frame draw:style-name="gr29" draw:text-style-name="P9" draw:layer="layout" svg:width="1.404cm" svg:height="0.975cm" svg:x="13.868cm" svg:y="19.857cm">
              <draw:text-box>
                <text:p><text:span text:style-name="T1">RL</text:span><text:span text:style-name="T12">1</text:span></text:p>
              </draw:text-box>
            </draw:frame>
          </draw:g>
        </draw:g>
        <draw:g>
          <draw:line draw:style-name="gr5" draw:text-style-name="P1" draw:layer="layout" svg:x1="6.6cm" svg:y1="20.98cm" svg:x2="6.1cm" svg:y2="20.98cm">
            <text:p/>
          </draw:line>
          <draw:custom-shape draw:style-name="gr22" draw:text-style-name="P1" draw:layer="layout" svg:width="0.1cm" svg:height="0.1cm" draw:transform="rotate (-1.5707963267949) translate (6.1cm 20.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cm" svg:y1="20.98cm" svg:x2="5.5cm" svg:y2="20.98cm">
            <text:p/>
          </draw:line>
          <draw:custom-shape draw:style-name="gr22" draw:text-style-name="P1" draw:layer="layout" svg:width="0.1cm" svg:height="0.1cm" draw:transform="rotate (1.5707963267949) translate (5.5cm 21.03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.614cm" svg:y1="20.95cm" svg:x2="6.047cm" svg:y2="20.7cm">
            <text:p/>
          </draw:line>
          <draw:frame draw:style-name="gr23" draw:text-style-name="P9" draw:layer="layout" svg:width="1.061cm" svg:height="0.975cm" svg:x="5.269cm" svg:y="20.941cm">
            <draw:text-box>
              <text:p><text:span text:style-name="T1">S</text:span><text:span text:style-name="T12">1</text:span></text:p>
            </draw:text-box>
          </draw:frame>
        </draw:g>
        <draw:g>
          <draw:frame draw:style-name="gr3" draw:text-style-name="P9" draw:layer="layout" svg:width="0.997cm" svg:height="1.07cm" svg:x="3.566cm" svg:y="26.545cm">
            <draw:text-box>
              <text:p><text:span text:style-name="T19">L</text:span><text:span text:style-name="T20">1</text:span></text:p>
            </draw:text-box>
          </draw:frame>
          <draw:g>
            <draw:custom-shape draw:style-name="gr22" draw:text-style-name="P1" draw:layer="layout" svg:width="1.149cm" svg:height="1.149cm" svg:x="2.455cm" svg:y="26.4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2.7cm" svg:y1="27.5cm" svg:x2="3.4cm" svg:y2="26.6cm">
              <text:p/>
            </draw:line>
            <draw:line draw:style-name="gr5" draw:text-style-name="P1" draw:layer="layout" svg:x1="3.4cm" svg:y1="27.5cm" svg:x2="2.6cm" svg:y2="26.6cm">
              <text:p/>
            </draw:line>
          </draw:g>
          <draw:line draw:style-name="gr5" draw:text-style-name="P1" draw:layer="layout" svg:x1="3.029cm" svg:y1="26.506cm" svg:x2="3.029cm" svg:y2="26.206cm">
            <text:p/>
          </draw:line>
          <draw:line draw:style-name="gr5" draw:text-style-name="P1" draw:layer="layout" svg:x1="3.03cm" svg:y1="27.605cm" svg:x2="3.029cm" svg:y2="27.854cm">
            <text:p/>
          </draw:line>
        </draw:g>
      </draw:page>
      <draw:page draw:name="page7" draw:style-name="dp1" draw:master-page-name="Padrão">
        <draw:frame draw:style-name="gr3" draw:text-style-name="P6" draw:layer="layout" svg:width="8.266cm" svg:height="1.673cm" svg:x="6.4cm" svg:y="0.7cm">
          <draw:text-box>
            <text:p><text:span text:style-name="T7">Setas e Eixos</text:span></text:p>
          </draw:text-box>
        </draw:frame>
        <draw:g>
          <draw:line draw:style-name="gr30" draw:text-style-name="P10" draw:layer="layout" svg:x1="3cm" svg:y1="4cm" svg:x2="3cm" svg:y2="5.4cm">
            <text:p/>
          </draw:line>
          <draw:frame draw:style-name="gr3" draw:text-style-name="P3" draw:layer="layout" svg:width="1.264cm" svg:height="0.794cm" svg:x="1.9cm" svg:y="4.2cm">
            <draw:text-box>
              <text:p><text:span text:style-name="T2">i</text:span><text:span text:style-name="T8">L1</text:span><text:span text:style-name="T2">(t)</text:span></text:p>
            </draw:text-box>
          </draw:frame>
        </draw:g>
        <draw:g>
          <draw:path draw:style-name="gr31" draw:text-style-name="P1" draw:layer="layout" svg:width="1.387cm" svg:height="0.444cm" draw:transform="rotate (-1.70326681702127) translate (3.34729661585959cm 5.62442443012318cm)" svg:viewBox="0 0 1388 445" svg:d="M0 185c463 443 945 278 1388-185">
            <text:p/>
          </draw:path>
          <draw:frame draw:style-name="gr3" draw:text-style-name="P3" draw:layer="layout" svg:width="1.383cm" svg:height="0.794cm" svg:x="1.6cm" svg:y="5.9cm">
            <draw:text-box>
              <text:p><text:span text:style-name="T2">v</text:span><text:span text:style-name="T8">L1</text:span><text:span text:style-name="T2">(t)</text:span></text:p>
            </draw:text-box>
          </draw:frame>
        </draw:g>
        <draw:g>
          <draw:line draw:style-name="gr32" draw:text-style-name="P1" draw:layer="layout" svg:x1="3.001cm" svg:y1="22.7cm" svg:x2="3.001cm" svg:y2="16.1cm">
            <text:p/>
          </draw:line>
          <draw:line draw:style-name="gr32" draw:text-style-name="P1" draw:layer="layout" svg:x1="3.001cm" svg:y1="19.7cm" svg:x2="14.001cm" svg:y2="19.7cm">
            <text:p/>
          </draw:line>
          <draw:frame draw:style-name="gr3" draw:text-style-name="P3" draw:layer="layout" svg:width="2.501cm" svg:height="0.794cm" svg:x="3.001cm" svg:y="15.808cm">
            <draw:text-box>
              <text:p><text:span text:style-name="T2">v</text:span><text:span text:style-name="T8">L1</text:span><text:span text:style-name="T2">(t), v</text:span><text:span text:style-name="T8">L2</text:span><text:span text:style-name="T2">(t)</text:span></text:p>
            </draw:text-box>
          </draw:frame>
          <draw:frame draw:style-name="gr3" draw:text-style-name="P3" draw:layer="layout" svg:width="0.621cm" svg:height="0.729cm" svg:x="13.601cm" svg:y="19.7cm">
            <draw:text-box>
              <text:p><text:span text:style-name="T2">t</text:span></text:p>
            </draw:text-box>
          </draw:frame>
        </draw:g>
        <draw:g>
          <draw:path draw:style-name="gr33" draw:text-style-name="P1" draw:layer="layout" svg:width="2.72cm" svg:height="3.09cm" draw:transform="rotate (-2.93058234702368) translate (4.73547783886938cm 14.0338642441494cm)" svg:viewBox="0 0 2721 3091" svg:d="M0 2442c1048 838 1893 712 2151 461 398-426 720-971 496-1837s-2214-1599-2542-545">
            <text:p/>
          </draw:path>
          <draw:frame draw:style-name="gr3" draw:layer="layout" svg:width="0.883cm" svg:height="1.171cm" svg:x="2.824cm" svg:y="12.146cm">
            <draw:text-box>
              <text:p>I<text:span text:style-name="T21">1</text:span></text:p>
            </draw:text-box>
          </draw:frame>
        </draw:g>
        <draw:g>
          <draw:line draw:style-name="gr30" draw:text-style-name="P10" draw:layer="layout" svg:x1="5.028cm" svg:y1="3.973cm" svg:x2="6.428cm" svg:y2="3.973cm">
            <text:p/>
          </draw:line>
          <draw:frame draw:style-name="gr3" draw:text-style-name="P3" draw:layer="layout" svg:width="1.264cm" svg:height="0.794cm" svg:x="5cm" svg:y="4.041cm">
            <draw:text-box>
              <text:p><text:span text:style-name="T2">i</text:span><text:span text:style-name="T8">L1</text:span><text:span text:style-name="T2">(t)</text:span></text:p>
            </draw:text-box>
          </draw:frame>
        </draw:g>
      </draw:page>
      <draw:page draw:name="page8" draw:style-name="dp1" draw:master-page-name="Padrão">
        <draw:frame draw:style-name="gr3" draw:text-style-name="P6" draw:layer="layout" svg:width="7cm" svg:height="1.673cm" svg:x="6.4cm" svg:y="0.701cm">
          <draw:text-box>
            <text:p><text:span text:style-name="T7">Conectores</text:span></text:p>
          </draw:text-box>
        </draw:frame>
        <draw:g>
          <draw:g>
            <draw:g>
              <draw:custom-shape draw:style-name="gr34" draw:text-style-name="P1" draw:layer="layout" svg:width="0.6cm" svg:height="0.6cm" svg:x="2.154cm" svg:y="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" draw:text-style-name="P4" draw:layer="layout" svg:width="0.79cm" svg:height="0.806cm" svg:x="2.059cm" svg:y="3.5cm">
                <draw:text-box>
                  <text:p text:style-name="P4">+</text:p>
                </draw:text-box>
              </draw:frame>
            </draw:g>
            <draw:g>
              <draw:custom-shape draw:style-name="gr34" draw:text-style-name="P1" draw:layer="layout" svg:width="0.6cm" svg:height="0.6cm" svg:x="3.354cm" svg:y="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" draw:text-style-name="P3" draw:layer="layout" svg:width="0.803cm" svg:height="0.729cm" svg:x="3.297cm" svg:y="3.543cm">
                <draw:text-box>
                  <text:p text:style-name="P3"><text:span text:style-name="T22">─</text:span></text:p>
                </draw:text-box>
              </draw:frame>
            </draw:g>
          </draw:g>
          <draw:frame draw:style-name="gr3" draw:text-style-name="P4" draw:layer="layout" svg:width="1.107cm" svg:height="0.806cm" svg:x="2.459cm" svg:y="3.9cm">
            <draw:text-box>
              <text:p text:style-name="P4">5V</text:p>
            </draw:text-box>
          </draw:frame>
        </draw:g>
        <draw:g>
          <draw:custom-shape draw:style-name="gr22" draw:text-style-name="P1" draw:layer="layout" svg:width="0.8cm" svg:height="1.3cm" svg:x="2cm" svg:y="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4cm" svg:height="0.4cm" svg:x="2.2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4cm" svg:height="0.4cm" svg:x="2.201cm" svg:y="6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4cm" svg:y1="6.2cm" svg:x2="2.4cm" svg:y2="6.6cm">
            <text:p/>
          </draw:line>
          <draw:line draw:style-name="gr5" draw:text-style-name="P1" draw:layer="layout" svg:x1="2.4cm" svg:y1="6.7cm" svg:x2="2.4cm" svg:y2="7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Normal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Symbol3" svg:font-family="Symbol" style:font-family-generic="roman" style:font-pitch="variable" style:font-charset="x-symbol"/>
    <style:font-face style:name="Symbol4" svg:font-family="Symbol" style:font-adornments="Norm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4" svg:font-family="Arial" style:font-family-generic="swiss"/>
    <style:font-face style:name="Arial5" svg:font-family="Arial" style:font-adornments="Normal" style:font-family-generic="swiss"/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321 3493" svg:d="M1321 3493h-1321l702-3493z"/>
    <draw:marker draw:name="Arrowheads_20_2" draw:display-name="Arrowheads 2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f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22:12:35.14</meta:creation-date>
    <meta:generator>LibreOffice/4.2.6.3$Linux_x86 LibreOffice_project/420m0$Build-3</meta:generator>
    <dc:date>2015-05-11T01:20:27.717085706</dc:date>
    <meta:editing-duration>P1DT9H14M19S</meta:editing-duration>
    <meta:editing-cycles>40</meta:editing-cycles>
    <meta:document-statistic meta:object-count="521"/>
  </office:meta>
</office:document-meta>
</file>